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18.59mm"/>
    </style:style>
    <style:style style:name="co16" style:family="table-column">
      <style:table-column-properties fo:break-before="auto" style:column-width="19.14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8.79mm"/>
    </style:style>
    <style:style style:name="co20" style:family="table-column">
      <style:table-column-properties fo:break-before="auto" style:column-width="14.4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25.31mm"/>
    </style:style>
    <style:style style:name="co23" style:family="table-column">
      <style:table-column-properties fo:break-before="auto" style:column-width="43.83mm"/>
    </style:style>
    <style:style style:name="co24" style:family="table-column">
      <style:table-column-properties fo:break-before="auto" style:column-width="24.85mm"/>
    </style:style>
    <style:style style:name="co25" style:family="table-column">
      <style:table-column-properties fo:break-before="auto" style:column-width="26.95mm"/>
    </style:style>
    <style:style style:name="co26" style:family="table-column">
      <style:table-column-properties fo:break-before="auto" style:column-width="26.69mm"/>
    </style:style>
    <style:style style:name="co27" style:family="table-column">
      <style:table-column-properties fo:break-before="auto" style:column-width="26.14mm"/>
    </style:style>
    <style:style style:name="co28" style:family="table-column">
      <style:table-column-properties fo:break-before="auto" style:column-width="32.76mm"/>
    </style:style>
    <style:style style:name="co29" style:family="table-column">
      <style:table-column-properties fo:break-before="auto" style:column-width="28.13mm"/>
    </style:style>
    <style:style style:name="co30" style:family="table-column">
      <style:table-column-properties fo:break-before="auto" style:column-width="27.04mm"/>
    </style:style>
    <style:style style:name="co31" style:family="table-column">
      <style:table-column-properties fo:break-before="auto" style:column-width="36.21mm"/>
    </style:style>
    <style:style style:name="co32" style:family="table-column">
      <style:table-column-properties fo:break-before="auto" style:column-width="35.12mm"/>
    </style:style>
    <style:style style:name="co33" style:family="table-column">
      <style:table-column-properties fo:break-before="auto" style:column-width="6.95mm"/>
    </style:style>
    <style:style style:name="co34" style:family="table-column">
      <style:table-column-properties fo:break-before="auto" style:column-width="13.07mm"/>
    </style:style>
    <style:style style:name="co35" style:family="table-column">
      <style:table-column-properties fo:break-before="auto" style:column-width="12.79mm"/>
    </style:style>
    <style:style style:name="co36" style:family="table-column">
      <style:table-column-properties fo:break-before="auto" style:column-width="15.79mm"/>
    </style:style>
    <style:style style:name="co37" style:family="table-column">
      <style:table-column-properties fo:break-before="auto" style:column-width="11.17mm"/>
    </style:style>
    <style:style style:name="co38" style:family="table-column">
      <style:table-column-properties fo:break-before="auto" style:column-width="16.6mm"/>
    </style:style>
    <style:style style:name="co39" style:family="table-column">
      <style:table-column-properties fo:break-before="auto" style:column-width="19.33mm"/>
    </style:style>
    <style:style style:name="co4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18" style:family="table-cell" style:parent-style-name="Default">
      <style:table-cell-properties fo:background-color="#cccccc" fo:border="0.06pt solid #000000"/>
    </style:style>
    <style:style style:name="ce32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36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4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4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47" style:family="table-cell" style:parent-style-name="Default" style:data-style-name="N0">
      <style:table-cell-properties fo:border="0.06pt solid #000000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39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PL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2" table:default-cell-style-name="ce32"/>
        <table:table-column table:style-name="co8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2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1" table:number-columns-repeated="997" table:default-cell-style-name="ce32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30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15" office:value-type="string" calcext:value-type="string" table:number-columns-spanned="1" table:number-rows-spanned="2">
            <text:p>IAS</text:p>
          </table:table-cell>
          <table:table-cell table:style-name="ce15" office:value-type="string" calcext:value-type="string" table:number-columns-spanned="1" table:number-rows-spanned="2">
            <text:p>OAT</text:p>
          </table:table-cell>
          <table:table-cell table:style-name="ce15" office:value-type="string" calcext:value-type="string" table:number-columns-spanned="1" table:number-rows-spanned="2">
            <text:p>PRESSURE ALTITUDE</text:p>
          </table:table-cell>
          <table:table-cell table:style-name="ce15" office:value-type="string" calcext:value-type="string" table:number-columns-spanned="1" table:number-rows-spanned="2">
            <text:p>TAS</text:p>
          </table:table-cell>
          <table:table-cell table:style-name="ce15" office:value-type="string" calcext:value-type="string" table:number-columns-spanned="3" table:number-rows-spanned="1">
            <text:p>WIND</text:p>
          </table:table-cell>
          <table:covered-table-cell table:number-columns-repeated="2" table:style-name="ce30"/>
          <table:table-cell table:style-name="ce15" office:value-type="string" calcext:value-type="string" table:number-columns-spanned="1" table:number-rows-spanned="2">
            <text:p>WCA</text:p>
          </table:table-cell>
          <table:table-cell table:style-name="ce15" office:value-type="string" calcext:value-type="string" table:number-columns-spanned="1" table:number-rows-spanned="2">
            <text:p>H/T Wind</text:p>
          </table:table-cell>
          <table:table-cell table:style-name="ce15" office:value-type="string" calcext:value-type="string" table:number-columns-spanned="1" table:number-rows-spanned="2">
            <text:p>True HDG</text:p>
          </table:table-cell>
          <table:table-cell table:style-name="ce15" office:value-type="string" calcext:value-type="string" table:number-columns-spanned="1" table:number-rows-spanned="2">
            <text:p>GS</text:p>
          </table:table-cell>
          <table:table-cell table:style-name="ce15" office:value-type="string" calcext:value-type="string" table:number-columns-spanned="1" table:number-rows-spanned="2">
            <text:p>ETE</text:p>
          </table:table-cell>
          <table:table-cell table:style-name="ce15" office:value-type="string" calcext:value-type="string" table:number-columns-spanned="2" table:number-rows-spanned="1">
            <text:p>MAG VAR</text:p>
          </table:table-cell>
          <table:covered-table-cell table:style-name="ce15"/>
          <table:table-cell table:style-name="ce15" office:value-type="string" calcext:value-type="string" table:number-columns-spanned="1" table:number-rows-spanned="2">
            <text:p>Mag HDG</text:p>
          </table:table-cell>
          <table:table-cell table:style-name="ce15" office:value-type="string" calcext:value-type="string" table:number-columns-spanned="1" table:number-rows-spanned="2">
            <text:p>FUEL FLOW</text:p>
          </table:table-cell>
          <table:table-cell table:style-name="ce15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9" office:value-type="string" calcext:value-type="string">
            <text:p>FROM</text:p>
          </table:table-cell>
          <table:table-cell table:style-name="ce29" office:value-type="string" calcext:value-type="string">
            <text:p>TO</text:p>
          </table:table-cell>
          <table:covered-table-cell table:number-columns-repeated="3" table:style-name="ce30"/>
          <table:covered-table-cell table:style-name="ce38"/>
          <table:covered-table-cell table:number-columns-repeated="4" table:style-name="ce30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0"/>
          <table:table-cell table:style-name="ce29" office:value-type="string" calcext:value-type="string">
            <text:p>DEG</text:p>
          </table:table-cell>
          <table:table-cell table:style-name="ce29" office:value-type="string" calcext:value-type="string">
            <text:p>E or W</text:p>
          </table:table-cell>
          <table:covered-table-cell table:number-columns-repeated="3" table:style-name="ce30"/>
          <table:table-cell/>
          <table:covered-table-cell table:number-columns-repeated="4"/>
          <table:table-cell table:number-columns-repeated="994"/>
        </table:table-row>
        <table:table-row table:style-name="ro1">
          <table:table-cell table:style-name="ce30" office:value-type="string" calcext:value-type="string">
            <text:p>LBLS</text:p>
          </table:table-cell>
          <table:table-cell table:style-name="ce30" office:value-type="string" calcext:value-type="string">
            <text:p>SOPED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2500" calcext:value-type="float">
            <text:p>2500</text:p>
          </table:table-cell>
          <table:table-cell table:style-name="ce38" office:value-type="float" office:value="3000" calcext:value-type="float">
            <text:p>300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formula="of:=ROUND([.F3]+((1-POWER(([.$B$26]/1013.25);0.190284))*145366.45))" office:value-type="float" office:value="2789" calcext:value-type="float">
            <text:p>2789</text:p>
          </table:table-cell>
          <table:table-cell table:style-name="ce30" office:value-type="float" office:value="80" calcext:value-type="float">
            <text:p>80</text:p>
          </table:table-cell>
          <table:table-cell table:style-name="ce30" table:number-columns-repeated="2"/>
          <table:table-cell table:style-name="ce40" table:formula="of:=IF(ISBLANK([.K3]);NA();FINDCOURSEANGLE([.K3];[.D3]))" office:value-type="string" office:string-value="" calcext:value-type="error">
            <text:p>#N/A</text:p>
          </table:table-cell>
          <table:table-cell table:style-name="ce30" table:formula="of:=ROUND(DEGREES(ASIN([.Y3]/[.J3])))*[.AA3]" office:value-type="string" office:string-value="" calcext:value-type="error">
            <text:p>#N/A</text:p>
          </table:table-cell>
          <table:table-cell table:style-name="ce30" table:formula="of:=[.Z3]*[.AB3]" office:value-type="string" office:string-value="" calcext:value-type="error">
            <text:p>#N/A</text:p>
          </table:table-cell>
          <table:table-cell table:style-name="ce30" table:formula="of:=IF(ISNA([.N3]);[.D3];[.D3]+[.N3])" office:value-type="float" office:value="107" calcext:value-type="float">
            <text:p>107</text:p>
          </table:table-cell>
          <table:table-cell table:style-name="ce30" table:formula="of:=IF(ISNA([.O3]);[.J3];[.J3]+[.O3])" office:value-type="float" office:value="80" calcext:value-type="float">
            <text:p>80</text:p>
          </table:table-cell>
          <table:table-cell table:style-name="ce30" table:formula="of:=ROUND(([.C3]/[.Q3])*60)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3]=&quot;E&quot;;[.P3]-[.S3];[.P3]+[.S3])" office:value-type="float" office:value="102" calcext:value-type="float">
            <text:p>102</text:p>
          </table:table-cell>
          <table:table-cell table:style-name="ce30"/>
          <table:table-cell table:style-name="ce30" office:value-type="float" office:value="0.45" calcext:value-type="float">
            <text:p>0.4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SOPED</text:p>
          </table:table-cell>
          <table:table-cell table:style-name="ce30" office:value-type="string" calcext:value-type="string">
            <text:p>ULPAD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3000" calcext:value-type="float">
            <text:p>3000</text:p>
          </table:table-cell>
          <table:table-cell table:style-name="ce38" office:value-type="float" office:value="3500" calcext:value-type="float">
            <text:p>350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8" calcext:value-type="float">
            <text:p>18</text:p>
          </table:table-cell>
          <table:table-cell table:style-name="ce30" table:formula="of:=ROUND([.F4]+((1-POWER(([.$B$26]/1013.25);0.190284))*145366.45))" office:value-type="float" office:value="3289" calcext:value-type="float">
            <text:p>3289</text:p>
          </table:table-cell>
          <table:table-cell table:style-name="ce30" office:value-type="float" office:value="80" calcext:value-type="float">
            <text:p>80</text:p>
          </table:table-cell>
          <table:table-cell table:style-name="ce30" table:number-columns-repeated="2"/>
          <table:table-cell table:style-name="ce40" table:formula="of:=IF(ISBLANK([.K4]);NA();FINDCOURSEANGLE([.K4];[.D4]))" office:value-type="string" office:string-value="" calcext:value-type="error">
            <text:p>#N/A</text:p>
          </table:table-cell>
          <table:table-cell table:style-name="ce30" table:formula="of:=ROUND(DEGREES(ASIN([.Y4]/[.J4])))*[.AA4]" office:value-type="string" office:string-value="" calcext:value-type="error">
            <text:p>#N/A</text:p>
          </table:table-cell>
          <table:table-cell table:style-name="ce30" table:formula="of:=[.Z4]*[.AB4]" office:value-type="string" office:string-value="" calcext:value-type="error">
            <text:p>#N/A</text:p>
          </table:table-cell>
          <table:table-cell table:style-name="ce30" table:formula="of:=IF(ISNA([.N4]);[.D4];[.D4]+[.N4])" office:value-type="float" office:value="107" calcext:value-type="float">
            <text:p>107</text:p>
          </table:table-cell>
          <table:table-cell table:style-name="ce30" table:formula="of:=IF(ISNA([.O4]);[.J4];[.J4]+[.O4])" office:value-type="float" office:value="80" calcext:value-type="float">
            <text:p>80</text:p>
          </table:table-cell>
          <table:table-cell table:style-name="ce30" table:formula="of:=ROUND(([.C4]/[.Q4])*60)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4]=&quot;E&quot;;[.P4]-[.S4];[.P4]+[.S4])" office:value-type="float" office:value="102" calcext:value-type="float">
            <text:p>102</text:p>
          </table:table-cell>
          <table:table-cell table:style-name="ce30"/>
          <table:table-cell table:style-name="ce30" office:value-type="float" office:value="0.15" calcext:value-type="float">
            <text:p>0.15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ULPAD</text:p>
          </table:table-cell>
          <table:table-cell table:style-name="ce30" office:value-type="string" calcext:value-type="string">
            <text:p>TOC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4800" calcext:value-type="float">
            <text:p>4800</text:p>
          </table:table-cell>
          <table:table-cell table:style-name="ce38" office:value-type="float" office:value="5000" calcext:value-type="float">
            <text:p>500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formula="of:=ROUND([.F5]+((1-POWER(([.$B$26]/1013.25);0.190284))*145366.45))" office:value-type="float" office:value="4789" calcext:value-type="float">
            <text:p>4789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8" calcext:value-type="float">
            <text:p>8</text:p>
          </table:table-cell>
          <table:table-cell table:style-name="ce40" table:formula="of:=IF(ISBLANK([.K5]);NA();FINDCOURSEANGLE([.K5];[.D5]))" office:value-type="float" office:value="7" calcext:value-type="float">
            <text:p>7</text:p>
          </table:table-cell>
          <table:table-cell table:style-name="ce30" table:formula="of:=ROUND(DEGREES(ASIN([.Y5]/[.J5])))*[.AA5]" office:value-type="float" office:value="1" calcext:value-type="float">
            <text:p>1</text:p>
          </table:table-cell>
          <table:table-cell table:style-name="ce30" table:formula="of:=[.Z5]*[.AB5]" office:value-type="float" office:value="8" calcext:value-type="float">
            <text:p>8</text:p>
          </table:table-cell>
          <table:table-cell table:style-name="ce30" table:formula="of:=IF(ISNA([.N5]);[.D5];[.D5]+[.N5])" office:value-type="float" office:value="128" calcext:value-type="float">
            <text:p>128</text:p>
          </table:table-cell>
          <table:table-cell table:style-name="ce30" table:formula="of:=IF(ISNA([.O5]);[.J5];[.J5]+[.O5])" office:value-type="float" office:value="90" calcext:value-type="float">
            <text:p>90</text:p>
          </table:table-cell>
          <table:table-cell table:style-name="ce30" table:formula="of:=ROUND(([.C5]/[.Q5])*60)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5]=&quot;E&quot;;[.P5]-[.S5];[.P5]+[.S5])" office:value-type="float" office:value="123" calcext:value-type="float">
            <text:p>123</text:p>
          </table:table-cell>
          <table:table-cell table:style-name="ce30"/>
          <table:table-cell table:style-name="ce30" office:value-type="float" office:value="0.55" calcext:value-type="float">
            <text:p>0.55</text:p>
          </table:table-cell>
          <table:table-cell/>
          <table:table-cell table:formula="of:=ROUND([.L5]*SIN(RADIANS([.M5])))" office:value-type="float" office:value="1" calcext:value-type="float">
            <text:p>1</text:p>
          </table:table-cell>
          <table:table-cell table:formula="of:=ROUND([.L5]*COS(RADIANS([.M5])))" office:value-type="float" office:value="8" calcext:value-type="float">
            <text:p>8</text:p>
          </table:table-cell>
          <table:table-cell table:formula="of:=IF(ISBLANK([.K5]);NA();ISRIGHTCROSSWIND([.D5];[.K5]))" office:value-type="float" office:value="1" calcext:value-type="float">
            <text:p>1</text:p>
          </table:table-cell>
          <table:table-cell table:formula="of:=IF(ISBLANK([.K5]);NA();ISTAILWIND([.D5];[.K5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TOC</text:p>
          </table:table-cell>
          <table:table-cell table:style-name="ce30" office:value-type="string" calcext:value-type="string">
            <text:p>RUMEN</text:p>
          </table:table-cell>
          <table:table-cell table:style-name="ce30" office:value-type="float" office:value="25.5" calcext:value-type="float">
            <text:p>25.5</text:p>
          </table:table-cell>
          <table:table-cell table:style-name="ce30" office:value-type="float" office:value="127" calcext:value-type="float">
            <text:p>127</text:p>
          </table:table-cell>
          <table:table-cell table:style-name="ce30" office:value-type="float" office:value="4800" calcext:value-type="float">
            <text:p>4800</text:p>
          </table:table-cell>
          <table:table-cell table:style-name="ce38" office:value-type="float" office:value="5000" calcext:value-type="float">
            <text:p>5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formula="of:=ROUND([.F6]+((1-POWER(([.$B$26]/1013.25);0.190284))*145366.45))" office:value-type="float" office:value="4789" calcext:value-type="float">
            <text:p>4789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8" calcext:value-type="float">
            <text:p>8</text:p>
          </table:table-cell>
          <table:table-cell table:style-name="ce40" table:formula="of:=IF(ISBLANK([.K6]);NA();FINDCOURSEANGLE([.K6];[.D6]))" office:value-type="float" office:value="7" calcext:value-type="float">
            <text:p>7</text:p>
          </table:table-cell>
          <table:table-cell table:style-name="ce30" table:formula="of:=ROUND(DEGREES(ASIN([.Y6]/[.J6])))*[.AA6]" office:value-type="float" office:value="1" calcext:value-type="float">
            <text:p>1</text:p>
          </table:table-cell>
          <table:table-cell table:style-name="ce30" table:formula="of:=[.Z6]*[.AB6]" office:value-type="float" office:value="8" calcext:value-type="float">
            <text:p>8</text:p>
          </table:table-cell>
          <table:table-cell table:style-name="ce30" table:formula="of:=IF(ISNA([.N6]);[.D6];[.D6]+[.N6])" office:value-type="float" office:value="128" calcext:value-type="float">
            <text:p>128</text:p>
          </table:table-cell>
          <table:table-cell table:style-name="ce30" table:formula="of:=IF(ISNA([.O6]);[.J6];[.J6]+[.O6])" office:value-type="float" office:value="106" calcext:value-type="float">
            <text:p>106</text:p>
          </table:table-cell>
          <table:table-cell table:style-name="ce30" table:formula="of:=ROUND(([.C6]/[.Q6])*60)" office:value-type="float" office:value="14" calcext:value-type="float">
            <text:p>1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6]=&quot;E&quot;;[.P6]-[.S6];[.P6]+[.S6])" office:value-type="float" office:value="123" calcext:value-type="float">
            <text:p>123</text:p>
          </table:table-cell>
          <table:table-cell table:style-name="ce30" office:value-type="float" office:value="5.6" calcext:value-type="float">
            <text:p>5.6</text:p>
          </table:table-cell>
          <table:table-cell table:style-name="ce30" table:formula="of:=ROUND(([.R6]/60)*[.V6];1)" office:value-type="float" office:value="1.3" calcext:value-type="float">
            <text:p>1.3</text:p>
          </table:table-cell>
          <table:table-cell/>
          <table:table-cell table:formula="of:=ROUND([.L6]*SIN(RADIANS([.M6])))" office:value-type="float" office:value="1" calcext:value-type="float">
            <text:p>1</text:p>
          </table:table-cell>
          <table:table-cell table:formula="of:=ROUND([.L6]*COS(RADIANS([.M6])))" office:value-type="float" office:value="8" calcext:value-type="float">
            <text:p>8</text:p>
          </table:table-cell>
          <table:table-cell table:formula="of:=IF(ISBLANK([.K6]);NA();ISRIGHTCROSSWIND([.D6];[.K6]))" office:value-type="float" office:value="1" calcext:value-type="float">
            <text:p>1</text:p>
          </table:table-cell>
          <table:table-cell table:formula="of:=IF(ISBLANK([.K6]);NA();ISTAILWIND([.D6];[.K6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RUMEN</text:p>
          </table:table-cell>
          <table:table-cell table:style-name="ce30" office:value-type="string" calcext:value-type="string">
            <text:p>REPKA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149" calcext:value-type="float">
            <text:p>149</text:p>
          </table:table-cell>
          <table:table-cell table:style-name="ce30" office:value-type="float" office:value="4800" calcext:value-type="float">
            <text:p>4800</text:p>
          </table:table-cell>
          <table:table-cell table:style-name="ce38" office:value-type="float" office:value="2300" calcext:value-type="float">
            <text:p>23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0.5" calcext:value-type="float">
            <text:p>20.5</text:p>
          </table:table-cell>
          <table:table-cell table:style-name="ce30" table:formula="of:=ROUND([.F7]+((1-POWER(([.$B$26]/1013.25);0.190284))*145366.45))" office:value-type="float" office:value="2089" calcext:value-type="float">
            <text:p>2089</text:p>
          </table:table-cell>
          <table:table-cell table:style-name="ce30" office:value-type="float" office:value="94" calcext:value-type="float">
            <text:p>94</text:p>
          </table:table-cell>
          <table:table-cell table:style-name="ce30" table:number-columns-repeated="2"/>
          <table:table-cell table:style-name="ce40" table:formula="of:=IF(ISBLANK([.K7]);NA();FINDCOURSEANGLE([.K7];[.D7]))" office:value-type="string" office:string-value="" calcext:value-type="error">
            <text:p>#N/A</text:p>
          </table:table-cell>
          <table:table-cell table:style-name="ce30" table:formula="of:=ROUND(DEGREES(ASIN([.Y7]/[.J7])))*[.AA7]" office:value-type="string" office:string-value="" calcext:value-type="error">
            <text:p>#N/A</text:p>
          </table:table-cell>
          <table:table-cell table:style-name="ce30" table:formula="of:=[.Z7]*[.AB7]" office:value-type="string" office:string-value="" calcext:value-type="error">
            <text:p>#N/A</text:p>
          </table:table-cell>
          <table:table-cell table:style-name="ce30" table:formula="of:=IF(ISNA([.N7]);[.D7];[.D7]+[.N7])" office:value-type="float" office:value="149" calcext:value-type="float">
            <text:p>149</text:p>
          </table:table-cell>
          <table:table-cell table:style-name="ce30" table:formula="of:=IF(ISNA([.O7]);[.J7];[.J7]+[.O7])" office:value-type="float" office:value="94" calcext:value-type="float">
            <text:p>94</text:p>
          </table:table-cell>
          <table:table-cell table:style-name="ce30" table:formula="of:=ROUND(([.C7]/[.Q7])*60)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7]=&quot;E&quot;;[.P7]-[.S7];[.P7]+[.S7])" office:value-type="float" office:value="144" calcext:value-type="float">
            <text:p>144</text:p>
          </table:table-cell>
          <table:table-cell table:style-name="ce30" office:value-type="float" office:value="5.4" calcext:value-type="float">
            <text:p>5.4</text:p>
          </table:table-cell>
          <table:table-cell table:style-name="ce30" table:formula="of:=ROUND(([.R7]/60)*[.V7];1)" office:value-type="float" office:value="0.5" calcext:value-type="float">
            <text:p>0.5</text:p>
          </table:table-cell>
          <table:table-cell/>
          <table:table-cell table:formula="of:=ROUND([.L7]*SIN(RADIANS([.M7])))" office:value-type="string" office:string-value="" calcext:value-type="error">
            <text:p>#N/A</text:p>
          </table:table-cell>
          <table:table-cell table:formula="of:=ROUND([.L7]*COS(RADIANS([.M7])))" office:value-type="string" office:string-value="" calcext:value-type="error">
            <text:p>#N/A</text:p>
          </table:table-cell>
          <table:table-cell table:formula="of:=IF(ISBLANK([.K7]);NA();ISRIGHTCROSSWIND([.D7];[.K7]))" office:value-type="string" office:string-value="" calcext:value-type="error">
            <text:p>#N/A</text:p>
          </table:table-cell>
          <table:table-cell table:formula="of:=IF(ISBLANK([.K7]);NA();ISTAILWIND([.D7];[.K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REPKA</text:p>
          </table:table-cell>
          <table:table-cell table:style-name="ce30" office:value-type="string" calcext:value-type="string">
            <text:p>RUPOR</text:p>
          </table:table-cell>
          <table:table-cell table:style-name="ce30" office:value-type="float" office:value="4.3" calcext:value-type="float">
            <text:p>4.3</text:p>
          </table:table-cell>
          <table:table-cell table:style-name="ce30" office:value-type="float" office:value="136" calcext:value-type="float">
            <text:p>136</text:p>
          </table:table-cell>
          <table:table-cell table:style-name="ce30"/>
          <table:table-cell table:style-name="ce38" office:value-type="float" office:value="2300" calcext:value-type="float">
            <text:p>23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0.5" calcext:value-type="float">
            <text:p>20.5</text:p>
          </table:table-cell>
          <table:table-cell table:style-name="ce30" table:formula="of:=ROUND([.F8]+((1-POWER(([.$B$26]/1013.25);0.190284))*145366.45))" office:value-type="float" office:value="2089" calcext:value-type="float">
            <text:p>2089</text:p>
          </table:table-cell>
          <table:table-cell table:style-name="ce30" office:value-type="float" office:value="94" calcext:value-type="float">
            <text:p>94</text:p>
          </table:table-cell>
          <table:table-cell table:style-name="ce30" table:number-columns-repeated="2"/>
          <table:table-cell table:style-name="ce40" table:formula="of:=IF(ISBLANK([.K8]);NA();FINDCOURSEANGLE([.K8];[.D8]))" office:value-type="string" office:string-value="" calcext:value-type="error">
            <text:p>#N/A</text:p>
          </table:table-cell>
          <table:table-cell table:style-name="ce30" table:formula="of:=ROUND(DEGREES(ASIN([.Y8]/[.J8])))*[.AA8]" office:value-type="string" office:string-value="" calcext:value-type="error">
            <text:p>#N/A</text:p>
          </table:table-cell>
          <table:table-cell table:style-name="ce30" table:formula="of:=[.Z8]*[.AB8]" office:value-type="string" office:string-value="" calcext:value-type="error">
            <text:p>#N/A</text:p>
          </table:table-cell>
          <table:table-cell table:style-name="ce30" table:formula="of:=IF(ISNA([.N8]);[.D8];[.D8]+[.N8])" office:value-type="float" office:value="136" calcext:value-type="float">
            <text:p>136</text:p>
          </table:table-cell>
          <table:table-cell table:style-name="ce30" table:formula="of:=IF(ISNA([.O8]);[.J8];[.J8]+[.O8])" office:value-type="float" office:value="94" calcext:value-type="float">
            <text:p>94</text:p>
          </table:table-cell>
          <table:table-cell table:style-name="ce30" table:formula="of:=ROUND(([.C7]/[.Q8])*60)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8]=&quot;E&quot;;[.P8]-[.S8];[.P8]+[.S8])" office:value-type="float" office:value="131" calcext:value-type="float">
            <text:p>131</text:p>
          </table:table-cell>
          <table:table-cell table:style-name="ce30" office:value-type="float" office:value="5.4" calcext:value-type="float">
            <text:p>5.4</text:p>
          </table:table-cell>
          <table:table-cell table:style-name="ce30" table:formula="of:=ROUND(([.R8]/60)*[.V8];1)" office:value-type="float" office:value="0.5" calcext:value-type="float">
            <text:p>0.5</text:p>
          </table:table-cell>
          <table:table-cell/>
          <table:table-cell table:formula="of:=ROUND([.L8]*SIN(RADIANS([.M8])))" office:value-type="string" office:string-value="" calcext:value-type="error">
            <text:p>#N/A</text:p>
          </table:table-cell>
          <table:table-cell table:formula="of:=ROUND([.L8]*COS(RADIANS([.M8])))" office:value-type="string" office:string-value="" calcext:value-type="error">
            <text:p>#N/A</text:p>
          </table:table-cell>
          <table:table-cell table:formula="of:=IF(ISBLANK([.K8]);NA();ISRIGHTCROSSWIND([.D8];[.K8]))" office:value-type="string" office:string-value="" calcext:value-type="error">
            <text:p>#N/A</text:p>
          </table:table-cell>
          <table:table-cell table:formula="of:=IF(ISBLANK([.K8]);NA();ISTAILWIND([.D8];[.K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RUPOR</text:p>
          </table:table-cell>
          <table:table-cell table:style-name="ce30" office:value-type="string" calcext:value-type="string">
            <text:p>BAKAL</text:p>
          </table:table-cell>
          <table:table-cell table:style-name="ce30" office:value-type="float" office:value="2.6" calcext:value-type="float">
            <text:p>2.6</text:p>
          </table:table-cell>
          <table:table-cell table:style-name="ce30" office:value-type="float" office:value="136" calcext:value-type="float">
            <text:p>136</text:p>
          </table:table-cell>
          <table:table-cell table:style-name="ce30"/>
          <table:table-cell table:style-name="ce38" office:value-type="float" office:value="2300" calcext:value-type="float">
            <text:p>23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0.5" calcext:value-type="float">
            <text:p>20.5</text:p>
          </table:table-cell>
          <table:table-cell table:style-name="ce30" table:formula="of:=ROUND([.F9]+((1-POWER(([.$B$26]/1013.25);0.190284))*145366.45))" office:value-type="float" office:value="2089" calcext:value-type="float">
            <text:p>2089</text:p>
          </table:table-cell>
          <table:table-cell table:style-name="ce30" office:value-type="float" office:value="94" calcext:value-type="float">
            <text:p>94</text:p>
          </table:table-cell>
          <table:table-cell table:style-name="ce30" table:number-columns-repeated="2"/>
          <table:table-cell table:style-name="ce40" table:formula="of:=IF(ISBLANK([.K9]);NA();FINDCOURSEANGLE([.K9];[.D9]))" office:value-type="string" office:string-value="" calcext:value-type="error">
            <text:p>#N/A</text:p>
          </table:table-cell>
          <table:table-cell table:style-name="ce30" table:formula="of:=ROUND(DEGREES(ASIN([.Y9]/[.J9])))*[.AA9]" office:value-type="string" office:string-value="" calcext:value-type="error">
            <text:p>#N/A</text:p>
          </table:table-cell>
          <table:table-cell table:style-name="ce30" table:formula="of:=[.Z9]*[.AB9]" office:value-type="string" office:string-value="" calcext:value-type="error">
            <text:p>#N/A</text:p>
          </table:table-cell>
          <table:table-cell table:style-name="ce30" table:formula="of:=IF(ISNA([.N9]);[.D9];[.D9]+[.N9])" office:value-type="float" office:value="136" calcext:value-type="float">
            <text:p>136</text:p>
          </table:table-cell>
          <table:table-cell table:style-name="ce30" table:formula="of:=IF(ISNA([.O9]);[.J9];[.J9]+[.O9])" office:value-type="float" office:value="94" calcext:value-type="float">
            <text:p>94</text:p>
          </table:table-cell>
          <table:table-cell table:style-name="ce30" table:formula="of:=ROUND(([.C8]/[.Q9])*60)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9]=&quot;E&quot;;[.P9]-[.S9];[.P9]+[.S9])" office:value-type="float" office:value="131" calcext:value-type="float">
            <text:p>131</text:p>
          </table:table-cell>
          <table:table-cell table:style-name="ce30" office:value-type="float" office:value="5.4" calcext:value-type="float">
            <text:p>5.4</text:p>
          </table:table-cell>
          <table:table-cell table:style-name="ce30" table:formula="of:=ROUND(([.R9]/60)*[.V9];1)" office:value-type="float" office:value="0.3" calcext:value-type="float">
            <text:p>0.3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BAKAL</text:p>
          </table:table-cell>
          <table:table-cell table:style-name="ce30" office:value-type="string" calcext:value-type="string">
            <text:p>MARTY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office:value-type="float" office:value="106" calcext:value-type="float">
            <text:p>106</text:p>
          </table:table-cell>
          <table:table-cell table:style-name="ce30"/>
          <table:table-cell table:style-name="ce38" office:value-type="float" office:value="2300" calcext:value-type="float">
            <text:p>23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0.5" calcext:value-type="float">
            <text:p>20.5</text:p>
          </table:table-cell>
          <table:table-cell table:style-name="ce30" table:formula="of:=ROUND([.F10]+((1-POWER(([.$B$26]/1013.25);0.190284))*145366.45))" office:value-type="float" office:value="2089" calcext:value-type="float">
            <text:p>2089</text:p>
          </table:table-cell>
          <table:table-cell table:style-name="ce30" office:value-type="float" office:value="94" calcext:value-type="float">
            <text:p>94</text:p>
          </table:table-cell>
          <table:table-cell table:style-name="ce30" table:number-columns-repeated="2"/>
          <table:table-cell table:style-name="ce40" table:formula="of:=IF(ISBLANK([.K10]);NA();FINDCOURSEANGLE([.K10];[.D10]))" office:value-type="string" office:string-value="" calcext:value-type="error">
            <text:p>#N/A</text:p>
          </table:table-cell>
          <table:table-cell table:style-name="ce30" table:formula="of:=ROUND(DEGREES(ASIN([.Y10]/[.J10])))*[.AA10]" office:value-type="string" office:string-value="" calcext:value-type="error">
            <text:p>#N/A</text:p>
          </table:table-cell>
          <table:table-cell table:style-name="ce30" table:formula="of:=[.Z10]*[.AB10]" office:value-type="string" office:string-value="" calcext:value-type="error">
            <text:p>#N/A</text:p>
          </table:table-cell>
          <table:table-cell table:style-name="ce30" table:formula="of:=IF(ISNA([.N10]);[.D10];[.D10]+[.N10])" office:value-type="float" office:value="106" calcext:value-type="float">
            <text:p>106</text:p>
          </table:table-cell>
          <table:table-cell table:style-name="ce30" table:formula="of:=IF(ISNA([.O10]);[.J10];[.J10]+[.O10])" office:value-type="float" office:value="94" calcext:value-type="float">
            <text:p>94</text:p>
          </table:table-cell>
          <table:table-cell table:style-name="ce30" table:formula="of:=ROUND(([.C9]/[.Q10])*60)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0]=&quot;E&quot;;[.P10]-[.S10];[.P10]+[.S10])" office:value-type="float" office:value="101" calcext:value-type="float">
            <text:p>101</text:p>
          </table:table-cell>
          <table:table-cell table:style-name="ce30" office:value-type="float" office:value="5.4" calcext:value-type="float">
            <text:p>5.4</text:p>
          </table:table-cell>
          <table:table-cell table:style-name="ce30" table:formula="of:=ROUND(([.R10]/60)*[.V10];1)" office:value-type="float" office:value="0.2" calcext:value-type="float">
            <text:p>0.2</text:p>
          </table:table-cell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MARTY</text:p>
          </table:table-cell>
          <table:table-cell table:style-name="ce30" office:value-type="string" calcext:value-type="string">
            <text:p>BATEK</text:p>
          </table:table-cell>
          <table:table-cell table:style-name="ce30" office:value-type="float" office:value="5.4" calcext:value-type="float">
            <text:p>5.4</text:p>
          </table:table-cell>
          <table:table-cell table:style-name="ce30" office:value-type="float" office:value="107" calcext:value-type="float">
            <text:p>107</text:p>
          </table:table-cell>
          <table:table-cell table:style-name="ce30"/>
          <table:table-cell table:style-name="ce38" office:value-type="float" office:value="2300" calcext:value-type="float">
            <text:p>23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0.5" calcext:value-type="float">
            <text:p>20.5</text:p>
          </table:table-cell>
          <table:table-cell table:style-name="ce30" table:formula="of:=ROUND([.F11]+((1-POWER(([.$B$26]/1013.25);0.190284))*145366.45))" office:value-type="float" office:value="2089" calcext:value-type="float">
            <text:p>2089</text:p>
          </table:table-cell>
          <table:table-cell table:style-name="ce30" office:value-type="float" office:value="94" calcext:value-type="float">
            <text:p>94</text:p>
          </table:table-cell>
          <table:table-cell table:style-name="ce30" table:number-columns-repeated="2"/>
          <table:table-cell table:style-name="ce40" table:formula="of:=IF(ISBLANK([.K11]);NA();FINDCOURSEANGLE([.K11];[.D11]))" office:value-type="string" office:string-value="" calcext:value-type="error">
            <text:p>#N/A</text:p>
          </table:table-cell>
          <table:table-cell table:style-name="ce30" table:formula="of:=ROUND(DEGREES(ASIN([.Y11]/[.J11])))*[.AA11]" office:value-type="string" office:string-value="" calcext:value-type="error">
            <text:p>#N/A</text:p>
          </table:table-cell>
          <table:table-cell table:style-name="ce30" table:formula="of:=[.Z11]*[.AB11]" office:value-type="string" office:string-value="" calcext:value-type="error">
            <text:p>#N/A</text:p>
          </table:table-cell>
          <table:table-cell table:style-name="ce30" table:formula="of:=IF(ISNA([.N11]);[.D11];[.D11]+[.N11])" office:value-type="float" office:value="107" calcext:value-type="float">
            <text:p>107</text:p>
          </table:table-cell>
          <table:table-cell table:style-name="ce30" table:formula="of:=IF(ISNA([.O11]);[.J11];[.J11]+[.O11])" office:value-type="float" office:value="94" calcext:value-type="float">
            <text:p>94</text:p>
          </table:table-cell>
          <table:table-cell table:style-name="ce30" table:formula="of:=ROUND(([.C10]/[.Q11])*60)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1]=&quot;E&quot;;[.P11]-[.S11];[.P11]+[.S11])" office:value-type="float" office:value="102" calcext:value-type="float">
            <text:p>102</text:p>
          </table:table-cell>
          <table:table-cell table:style-name="ce30" office:value-type="float" office:value="5.4" calcext:value-type="float">
            <text:p>5.4</text:p>
          </table:table-cell>
          <table:table-cell table:style-name="ce30" table:formula="of:=ROUND(([.R11]/60)*[.V11];1)" office:value-type="float" office:value="0.5" calcext:value-type="float">
            <text:p>0.5</text:p>
          </table:table-cell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BATEK</text:p>
          </table:table-cell>
          <table:table-cell table:style-name="ce30" office:value-type="string" calcext:value-type="string">
            <text:p>LBPD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7" calcext:value-type="float">
            <text:p>47</text:p>
          </table:table-cell>
          <table:table-cell table:style-name="ce30"/>
          <table:table-cell table:style-name="ce38" office:value-type="float" office:value="2300" calcext:value-type="float">
            <text:p>230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20.5" calcext:value-type="float">
            <text:p>20.5</text:p>
          </table:table-cell>
          <table:table-cell table:style-name="ce30" table:formula="of:=ROUND([.F12]+((1-POWER(([.$B$26]/1013.25);0.190284))*145366.45))" office:value-type="float" office:value="2089" calcext:value-type="float">
            <text:p>2089</text:p>
          </table:table-cell>
          <table:table-cell table:style-name="ce30" office:value-type="float" office:value="78" calcext:value-type="float">
            <text:p>78</text:p>
          </table:table-cell>
          <table:table-cell table:style-name="ce30" table:number-columns-repeated="2"/>
          <table:table-cell table:style-name="ce40" table:formula="of:=IF(ISBLANK([.K12]);NA();FINDCOURSEANGLE([.K12];[.D12]))" office:value-type="string" office:string-value="" calcext:value-type="error">
            <text:p>#N/A</text:p>
          </table:table-cell>
          <table:table-cell table:style-name="ce30" table:formula="of:=ROUND(DEGREES(ASIN([.Y12]/[.J12])))*[.AA12]" office:value-type="string" office:string-value="" calcext:value-type="error">
            <text:p>#N/A</text:p>
          </table:table-cell>
          <table:table-cell table:style-name="ce30" table:formula="of:=[.Z12]*[.AB12]" office:value-type="string" office:string-value="" calcext:value-type="error">
            <text:p>#N/A</text:p>
          </table:table-cell>
          <table:table-cell table:style-name="ce30" table:formula="of:=IF(ISNA([.N12]);[.D12];[.D12]+[.N12])" office:value-type="float" office:value="47" calcext:value-type="float">
            <text:p>47</text:p>
          </table:table-cell>
          <table:table-cell table:style-name="ce30" table:formula="of:=IF(ISNA([.O12]);[.J12];[.J12]+[.O12])" office:value-type="float" office:value="78" calcext:value-type="float">
            <text:p>78</text:p>
          </table:table-cell>
          <table:table-cell table:style-name="ce30" table:formula="of:=ROUND(([.C11]/[.Q12])*60)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2]=&quot;E&quot;;[.P12]-[.S12];[.P12]+[.S12])" office:value-type="float" office:value="42" calcext:value-type="float">
            <text:p>42</text:p>
          </table:table-cell>
          <table:table-cell table:style-name="ce30"/>
          <table:table-cell table:style-name="ce30" office:value-type="float" office:value="0.5" calcext:value-type="float">
            <text:p>0.5</text:p>
          </table:table-cell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8" table:number-columns-repeated="3"/>
          <table:table-cell table:style-name="ce36" table:number-columns-repeated="9"/>
          <table:table-cell table:style-name="ce18" table:number-columns-repeated="2"/>
          <table:table-cell table:style-name="ce36" table:number-columns-repeated="9"/>
          <table:table-cell/>
          <table:table-cell table:formula="of:=ROUND([.L13]*SIN(RADIANS([.M13])))" office:value-type="float" office:value="0" calcext:value-type="float">
            <text:p>0</text:p>
          </table:table-cell>
          <table:table-cell table:formula="of:=ROUND([.L13]*COS(RADIANS([.M13])))" office:value-type="float" office:value="0" calcext:value-type="float">
            <text:p>0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LBPD</text:p>
          </table:table-cell>
          <table:table-cell table:style-name="ce30" office:value-type="string" calcext:value-type="string">
            <text:p>BATEK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47+180" office:value-type="float" office:value="227" calcext:value-type="float">
            <text:p>227</text:p>
          </table:table-cell>
          <table:table-cell table:style-name="ce30"/>
          <table:table-cell table:style-name="ce38" office:value-type="float" office:value="2300" calcext:value-type="float">
            <text:p>230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20.5" calcext:value-type="float">
            <text:p>20.5</text:p>
          </table:table-cell>
          <table:table-cell table:style-name="ce30" table:formula="of:=ROUND([.F14]+((1-POWER(([.$B$26]/1013.25);0.190284))*145366.45))" office:value-type="float" office:value="2089" calcext:value-type="float">
            <text:p>2089</text:p>
          </table:table-cell>
          <table:table-cell table:style-name="ce30" office:value-type="float" office:value="78" calcext:value-type="float">
            <text:p>78</text:p>
          </table:table-cell>
          <table:table-cell table:style-name="ce30" table:number-columns-repeated="2"/>
          <table:table-cell table:style-name="ce40" table:formula="of:=IF(ISBLANK([.K14]);NA();FINDCOURSEANGLE([.K14];[.D14]))" office:value-type="string" office:string-value="" calcext:value-type="error">
            <text:p>#N/A</text:p>
          </table:table-cell>
          <table:table-cell table:style-name="ce30" table:formula="of:=ROUND(DEGREES(ASIN([.Y14]/[.J14])))*[.AA14]" office:value-type="string" office:string-value="" calcext:value-type="error">
            <text:p>#N/A</text:p>
          </table:table-cell>
          <table:table-cell table:style-name="ce30" table:formula="of:=[.Z14]*[.AB14]" office:value-type="string" office:string-value="" calcext:value-type="error">
            <text:p>#N/A</text:p>
          </table:table-cell>
          <table:table-cell table:style-name="ce30" table:formula="of:=IF(ISNA([.N14]);[.D14];[.D14]+[.N14])" office:value-type="float" office:value="227" calcext:value-type="float">
            <text:p>227</text:p>
          </table:table-cell>
          <table:table-cell table:style-name="ce30" table:formula="of:=IF(ISNA([.O14]);[.J14];[.J14]+[.O14])" office:value-type="float" office:value="78" calcext:value-type="float">
            <text:p>78</text:p>
          </table:table-cell>
          <table:table-cell table:style-name="ce30" table:formula="of:=ROUND(([.C14]/[.Q14])*60)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4]=&quot;E&quot;;[.P14]-[.S14];[.P14]+[.S14])" office:value-type="float" office:value="222" calcext:value-type="float">
            <text:p>222</text:p>
          </table:table-cell>
          <table:table-cell table:style-name="ce30"/>
          <table:table-cell table:style-name="ce30" office:value-type="float" office:value="0.45" calcext:value-type="float">
            <text:p>0.45</text:p>
          </table:table-cell>
          <table:table-cell/>
          <table:table-cell table:formula="of:=ROUND([.L14]*SIN(RADIANS([.M14])))" office:value-type="string" office:string-value="" calcext:value-type="error">
            <text:p>#N/A</text:p>
          </table:table-cell>
          <table:table-cell table:formula="of:=ROUND([.L14]*COS(RADIANS([.M14])))" office:value-type="string" office:string-value="" calcext:value-type="error">
            <text:p>#N/A</text:p>
          </table:table-cell>
          <table:table-cell table:formula="of:=IF(ISBLANK([.K14]);NA();ISRIGHTCROSSWIND([.D14];[.K14]))" office:value-type="string" office:string-value="" calcext:value-type="error">
            <text:p>#N/A</text:p>
          </table:table-cell>
          <table:table-cell table:formula="of:=IF(ISBLANK([.K14]);NA();ISTAILWIND([.D14];[.K1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BATEK</text:p>
          </table:table-cell>
          <table:table-cell table:style-name="ce30" office:value-type="string" calcext:value-type="string">
            <text:p>MARTY</text:p>
          </table:table-cell>
          <table:table-cell table:style-name="ce30" office:value-type="float" office:value="5.4" calcext:value-type="float">
            <text:p>5.4</text:p>
          </table:table-cell>
          <table:table-cell table:style-name="ce30" table:formula="of:=[.D11]+180" office:value-type="float" office:value="287" calcext:value-type="float">
            <text:p>287</text:p>
          </table:table-cell>
          <table:table-cell table:style-name="ce30"/>
          <table:table-cell table:style-name="ce38" office:value-type="float" office:value="2300" calcext:value-type="float">
            <text:p>23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0.5" calcext:value-type="float">
            <text:p>20.5</text:p>
          </table:table-cell>
          <table:table-cell table:style-name="ce30" table:formula="of:=ROUND([.F15]+((1-POWER(([.$B$26]/1013.25);0.190284))*145366.45))" office:value-type="float" office:value="2089" calcext:value-type="float">
            <text:p>2089</text:p>
          </table:table-cell>
          <table:table-cell table:style-name="ce30" office:value-type="float" office:value="94" calcext:value-type="float">
            <text:p>94</text:p>
          </table:table-cell>
          <table:table-cell table:style-name="ce30" table:number-columns-repeated="2"/>
          <table:table-cell table:style-name="ce40" table:formula="of:=IF(ISBLANK([.K15]);NA();FINDCOURSEANGLE([.K15];[.D15]))" office:value-type="string" office:string-value="" calcext:value-type="error">
            <text:p>#N/A</text:p>
          </table:table-cell>
          <table:table-cell table:style-name="ce30" table:formula="of:=ROUND(DEGREES(ASIN([.Y15]/[.J15])))*[.AA15]" office:value-type="string" office:string-value="" calcext:value-type="error">
            <text:p>#N/A</text:p>
          </table:table-cell>
          <table:table-cell table:style-name="ce30" table:formula="of:=[.Z15]*[.AB15]" office:value-type="string" office:string-value="" calcext:value-type="error">
            <text:p>#N/A</text:p>
          </table:table-cell>
          <table:table-cell table:style-name="ce30" table:formula="of:=IF(ISNA([.N15]);[.D15];[.D15]+[.N15])" office:value-type="float" office:value="287" calcext:value-type="float">
            <text:p>287</text:p>
          </table:table-cell>
          <table:table-cell table:style-name="ce30" table:formula="of:=IF(ISNA([.O15]);[.J15];[.J15]+[.O15])" office:value-type="float" office:value="94" calcext:value-type="float">
            <text:p>94</text:p>
          </table:table-cell>
          <table:table-cell table:style-name="ce30" table:formula="of:=ROUND(([.C15]/[.Q15])*60)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5]=&quot;E&quot;;[.P15]-[.S15];[.P15]+[.S15])" office:value-type="float" office:value="282" calcext:value-type="float">
            <text:p>282</text:p>
          </table:table-cell>
          <table:table-cell table:style-name="ce30" office:value-type="float" office:value="5.4" calcext:value-type="float">
            <text:p>5.4</text:p>
          </table:table-cell>
          <table:table-cell table:style-name="ce30" table:formula="of:=ROUND(([.R15]/60)*[.V15];1)" office:value-type="float" office:value="0.3" calcext:value-type="float">
            <text:p>0.3</text:p>
          </table:table-cell>
          <table:table-cell/>
          <table:table-cell table:formula="of:=ROUND([.L15]*SIN(RADIANS([.M15])))" office:value-type="string" office:string-value="" calcext:value-type="error">
            <text:p>#N/A</text:p>
          </table:table-cell>
          <table:table-cell table:formula="of:=ROUND([.L15]*COS(RADIANS([.M15])))" office:value-type="string" office:string-value="" calcext:value-type="error">
            <text:p>#N/A</text:p>
          </table:table-cell>
          <table:table-cell table:formula="of:=IF(ISBLANK([.K15]);NA();ISRIGHTCROSSWIND([.D15];[.K15]))" office:value-type="string" office:string-value="" calcext:value-type="error">
            <text:p>#N/A</text:p>
          </table:table-cell>
          <table:table-cell table:formula="of:=IF(ISBLANK([.K15]);NA();ISTAILWIND([.D15];[.K1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MARTY</text:p>
          </table:table-cell>
          <table:table-cell table:style-name="ce30" office:value-type="string" calcext:value-type="string">
            <text:p>BAKAL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table:formula="of:=[.D10]+180" office:value-type="float" office:value="286" calcext:value-type="float">
            <text:p>286</text:p>
          </table:table-cell>
          <table:table-cell table:style-name="ce30"/>
          <table:table-cell table:style-name="ce38" office:value-type="float" office:value="2300" calcext:value-type="float">
            <text:p>23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0.5" calcext:value-type="float">
            <text:p>20.5</text:p>
          </table:table-cell>
          <table:table-cell table:style-name="ce30" table:formula="of:=ROUND([.F16]+((1-POWER(([.$B$26]/1013.25);0.190284))*145366.45))" office:value-type="float" office:value="2089" calcext:value-type="float">
            <text:p>2089</text:p>
          </table:table-cell>
          <table:table-cell table:style-name="ce30" office:value-type="float" office:value="94" calcext:value-type="float">
            <text:p>94</text:p>
          </table:table-cell>
          <table:table-cell table:style-name="ce30" table:number-columns-repeated="2"/>
          <table:table-cell table:style-name="ce40" table:formula="of:=IF(ISBLANK([.K16]);NA();FINDCOURSEANGLE([.K16];[.D16]))" office:value-type="string" office:string-value="" calcext:value-type="error">
            <text:p>#N/A</text:p>
          </table:table-cell>
          <table:table-cell table:style-name="ce30" table:formula="of:=ROUND(DEGREES(ASIN([.Y16]/[.J16])))*[.AA16]" office:value-type="string" office:string-value="" calcext:value-type="error">
            <text:p>#N/A</text:p>
          </table:table-cell>
          <table:table-cell table:style-name="ce30" table:formula="of:=[.Z16]*[.AB16]" office:value-type="string" office:string-value="" calcext:value-type="error">
            <text:p>#N/A</text:p>
          </table:table-cell>
          <table:table-cell table:style-name="ce30" table:formula="of:=IF(ISNA([.N16]);[.D16];[.D16]+[.N16])" office:value-type="float" office:value="286" calcext:value-type="float">
            <text:p>286</text:p>
          </table:table-cell>
          <table:table-cell table:style-name="ce30" table:formula="of:=IF(ISNA([.O16]);[.J16];[.J16]+[.O16])" office:value-type="float" office:value="94" calcext:value-type="float">
            <text:p>94</text:p>
          </table:table-cell>
          <table:table-cell table:style-name="ce30" table:formula="of:=ROUND(([.C16]/[.Q16])*60)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6]=&quot;E&quot;;[.P16]-[.S16];[.P16]+[.S16])" office:value-type="float" office:value="281" calcext:value-type="float">
            <text:p>281</text:p>
          </table:table-cell>
          <table:table-cell table:style-name="ce30" office:value-type="float" office:value="5.4" calcext:value-type="float">
            <text:p>5.4</text:p>
          </table:table-cell>
          <table:table-cell table:style-name="ce30" table:formula="of:=ROUND(([.R16]/60)*[.V16];1)" office:value-type="float" office:value="0.5" calcext:value-type="float">
            <text:p>0.5</text:p>
          </table:table-cell>
          <table:table-cell/>
          <table:table-cell table:formula="of:=ROUND([.L16]*SIN(RADIANS([.M16])))" office:value-type="string" office:string-value="" calcext:value-type="error">
            <text:p>#N/A</text:p>
          </table:table-cell>
          <table:table-cell table:formula="of:=ROUND([.L16]*COS(RADIANS([.M16])))" office:value-type="string" office:string-value="" calcext:value-type="error">
            <text:p>#N/A</text:p>
          </table:table-cell>
          <table:table-cell table:formula="of:=IF(ISBLANK([.K16]);NA();ISRIGHTCROSSWIND([.D16];[.K16]))" office:value-type="string" office:string-value="" calcext:value-type="error">
            <text:p>#N/A</text:p>
          </table:table-cell>
          <table:table-cell table:formula="of:=IF(ISBLANK([.K16]);NA();ISTAILWIND([.D16];[.K1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BAKAL</text:p>
          </table:table-cell>
          <table:table-cell table:style-name="ce30" office:value-type="string" calcext:value-type="string">
            <text:p>RUPOR</text:p>
          </table:table-cell>
          <table:table-cell table:style-name="ce30" office:value-type="float" office:value="2.6" calcext:value-type="float">
            <text:p>2.6</text:p>
          </table:table-cell>
          <table:table-cell table:style-name="ce30" table:formula="of:=[.D9]+180" office:value-type="float" office:value="316" calcext:value-type="float">
            <text:p>316</text:p>
          </table:table-cell>
          <table:table-cell table:style-name="ce30"/>
          <table:table-cell table:style-name="ce38" office:value-type="float" office:value="2300" calcext:value-type="float">
            <text:p>23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0.5" calcext:value-type="float">
            <text:p>20.5</text:p>
          </table:table-cell>
          <table:table-cell table:style-name="ce30" table:formula="of:=ROUND([.F17]+((1-POWER(([.$B$26]/1013.25);0.190284))*145366.45))" office:value-type="float" office:value="2089" calcext:value-type="float">
            <text:p>2089</text:p>
          </table:table-cell>
          <table:table-cell table:style-name="ce30" office:value-type="float" office:value="94" calcext:value-type="float">
            <text:p>94</text:p>
          </table:table-cell>
          <table:table-cell table:style-name="ce30" table:number-columns-repeated="2"/>
          <table:table-cell table:style-name="ce40" table:formula="of:=IF(ISBLANK([.K17]);NA();FINDCOURSEANGLE([.K17];[.D17]))" office:value-type="string" office:string-value="" calcext:value-type="error">
            <text:p>#N/A</text:p>
          </table:table-cell>
          <table:table-cell table:style-name="ce30" table:formula="of:=ROUND(DEGREES(ASIN([.Y17]/[.J17])))*[.AA17]" office:value-type="string" office:string-value="" calcext:value-type="error">
            <text:p>#N/A</text:p>
          </table:table-cell>
          <table:table-cell table:style-name="ce30" table:formula="of:=[.Z17]*[.AB17]" office:value-type="string" office:string-value="" calcext:value-type="error">
            <text:p>#N/A</text:p>
          </table:table-cell>
          <table:table-cell table:style-name="ce30" table:formula="of:=IF(ISNA([.N17]);[.D17];[.D17]+[.N17])" office:value-type="float" office:value="316" calcext:value-type="float">
            <text:p>316</text:p>
          </table:table-cell>
          <table:table-cell table:style-name="ce30" table:formula="of:=IF(ISNA([.O17]);[.J17];[.J17]+[.O17])" office:value-type="float" office:value="94" calcext:value-type="float">
            <text:p>94</text:p>
          </table:table-cell>
          <table:table-cell table:style-name="ce30" table:formula="of:=ROUND(([.C17]/[.Q17])*60)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7]=&quot;E&quot;;[.P17]-[.S17];[.P17]+[.S17])" office:value-type="float" office:value="311" calcext:value-type="float">
            <text:p>311</text:p>
          </table:table-cell>
          <table:table-cell table:style-name="ce30" office:value-type="float" office:value="5.4" calcext:value-type="float">
            <text:p>5.4</text:p>
          </table:table-cell>
          <table:table-cell table:style-name="ce30" table:formula="of:=ROUND(([.R17]/60)*[.V17];1)" office:value-type="float" office:value="0.2" calcext:value-type="float">
            <text:p>0.2</text:p>
          </table:table-cell>
          <table:table-cell/>
          <table:table-cell table:formula="of:=ROUND([.L17]*SIN(RADIANS([.M17])))" office:value-type="string" office:string-value="" calcext:value-type="error">
            <text:p>#N/A</text:p>
          </table:table-cell>
          <table:table-cell table:formula="of:=ROUND([.L17]*COS(RADIANS([.M17])))" office:value-type="string" office:string-value="" calcext:value-type="error">
            <text:p>#N/A</text:p>
          </table:table-cell>
          <table:table-cell table:formula="of:=IF(ISBLANK([.K17]);NA();ISRIGHTCROSSWIND([.D17];[.K17]))" office:value-type="string" office:string-value="" calcext:value-type="error">
            <text:p>#N/A</text:p>
          </table:table-cell>
          <table:table-cell table:formula="of:=IF(ISBLANK([.K17]);NA();ISTAILWIND([.D17];[.K1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RUPOR</text:p>
          </table:table-cell>
          <table:table-cell table:style-name="ce30" office:value-type="string" calcext:value-type="string">
            <text:p>REPKA</text:p>
          </table:table-cell>
          <table:table-cell table:style-name="ce30" office:value-type="float" office:value="4.3" calcext:value-type="float">
            <text:p>4.3</text:p>
          </table:table-cell>
          <table:table-cell table:style-name="ce30" table:formula="of:=[.D8]+180" office:value-type="float" office:value="316" calcext:value-type="float">
            <text:p>316</text:p>
          </table:table-cell>
          <table:table-cell table:style-name="ce30"/>
          <table:table-cell table:style-name="ce38" office:value-type="float" office:value="2300" calcext:value-type="float">
            <text:p>23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0.5" calcext:value-type="float">
            <text:p>20.5</text:p>
          </table:table-cell>
          <table:table-cell table:style-name="ce30" table:formula="of:=ROUND([.F18]+((1-POWER(([.$B$26]/1013.25);0.190284))*145366.45))" office:value-type="float" office:value="2089" calcext:value-type="float">
            <text:p>2089</text:p>
          </table:table-cell>
          <table:table-cell table:style-name="ce30" office:value-type="float" office:value="94" calcext:value-type="float">
            <text:p>94</text:p>
          </table:table-cell>
          <table:table-cell table:style-name="ce30" table:number-columns-repeated="2"/>
          <table:table-cell table:style-name="ce40" table:formula="of:=IF(ISBLANK([.K18]);NA();FINDCOURSEANGLE([.K18];[.D18]))" office:value-type="string" office:string-value="" calcext:value-type="error">
            <text:p>#N/A</text:p>
          </table:table-cell>
          <table:table-cell table:style-name="ce30" table:formula="of:=ROUND(DEGREES(ASIN([.Y18]/[.J18])))*[.AA18]" office:value-type="string" office:string-value="" calcext:value-type="error">
            <text:p>#N/A</text:p>
          </table:table-cell>
          <table:table-cell table:style-name="ce30" table:formula="of:=[.Z18]*[.AB18]" office:value-type="string" office:string-value="" calcext:value-type="error">
            <text:p>#N/A</text:p>
          </table:table-cell>
          <table:table-cell table:style-name="ce30" table:formula="of:=IF(ISNA([.N18]);[.D18];[.D18]+[.N18])" office:value-type="float" office:value="316" calcext:value-type="float">
            <text:p>316</text:p>
          </table:table-cell>
          <table:table-cell table:style-name="ce30" table:formula="of:=IF(ISNA([.O18]);[.J18];[.J18]+[.O18])" office:value-type="float" office:value="94" calcext:value-type="float">
            <text:p>94</text:p>
          </table:table-cell>
          <table:table-cell table:style-name="ce30" table:formula="of:=ROUND(([.C18]/[.Q18])*60)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8]=&quot;E&quot;;[.P18]-[.S18];[.P18]+[.S18])" office:value-type="float" office:value="311" calcext:value-type="float">
            <text:p>311</text:p>
          </table:table-cell>
          <table:table-cell table:style-name="ce30" office:value-type="float" office:value="5.4" calcext:value-type="float">
            <text:p>5.4</text:p>
          </table:table-cell>
          <table:table-cell table:style-name="ce30" table:formula="of:=ROUND(([.R18]/60)*[.V18];1)" office:value-type="float" office:value="0.3" calcext:value-type="float">
            <text:p>0.3</text:p>
          </table:table-cell>
          <table:table-cell/>
          <table:table-cell table:formula="of:=ROUND([.L18]*SIN(RADIANS([.M18])))" office:value-type="string" office:string-value="" calcext:value-type="error">
            <text:p>#N/A</text:p>
          </table:table-cell>
          <table:table-cell table:formula="of:=ROUND([.L18]*COS(RADIANS([.M18])))" office:value-type="string" office:string-value="" calcext:value-type="error">
            <text:p>#N/A</text:p>
          </table:table-cell>
          <table:table-cell table:formula="of:=IF(ISBLANK([.K18]);NA();ISRIGHTCROSSWIND([.D18];[.K18]))" office:value-type="string" office:string-value="" calcext:value-type="error">
            <text:p>#N/A</text:p>
          </table:table-cell>
          <table:table-cell table:formula="of:=IF(ISBLANK([.K18]);NA();ISTAILWIND([.D18];[.K1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REPKA</text:p>
          </table:table-cell>
          <table:table-cell table:style-name="ce30" office:value-type="string" calcext:value-type="string">
            <text:p>RUMEN</text:p>
          </table:table-cell>
          <table:table-cell table:style-name="ce30" office:value-type="float" office:value="8.4" calcext:value-type="float">
            <text:p>8.4</text:p>
          </table:table-cell>
          <table:table-cell table:style-name="ce30" table:formula="of:=[.D7]+180" office:value-type="float" office:value="329" calcext:value-type="float">
            <text:p>329</text:p>
          </table:table-cell>
          <table:table-cell table:style-name="ce30"/>
          <table:table-cell table:style-name="ce38" office:value-type="float" office:value="2300" calcext:value-type="float">
            <text:p>23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20.5" calcext:value-type="float">
            <text:p>20.5</text:p>
          </table:table-cell>
          <table:table-cell table:style-name="ce30" table:formula="of:=ROUND([.F19]+((1-POWER(([.$B$26]/1013.25);0.190284))*145366.45))" office:value-type="float" office:value="2089" calcext:value-type="float">
            <text:p>2089</text:p>
          </table:table-cell>
          <table:table-cell table:style-name="ce30" office:value-type="float" office:value="94" calcext:value-type="float">
            <text:p>94</text:p>
          </table:table-cell>
          <table:table-cell table:style-name="ce30" table:number-columns-repeated="2"/>
          <table:table-cell table:style-name="ce40" table:formula="of:=IF(ISBLANK([.K19]);NA();FINDCOURSEANGLE([.K19];[.D19]))" office:value-type="string" office:string-value="" calcext:value-type="error">
            <text:p>#N/A</text:p>
          </table:table-cell>
          <table:table-cell table:style-name="ce30" table:formula="of:=ROUND(DEGREES(ASIN([.Y19]/[.J19])))*[.AA19]" office:value-type="string" office:string-value="" calcext:value-type="error">
            <text:p>#N/A</text:p>
          </table:table-cell>
          <table:table-cell table:style-name="ce30" table:formula="of:=[.Z19]*[.AB19]" office:value-type="string" office:string-value="" calcext:value-type="error">
            <text:p>#N/A</text:p>
          </table:table-cell>
          <table:table-cell table:style-name="ce30" table:formula="of:=IF(ISNA([.N19]);[.D19];[.D19]+[.N19])" office:value-type="float" office:value="329" calcext:value-type="float">
            <text:p>329</text:p>
          </table:table-cell>
          <table:table-cell table:style-name="ce30" table:formula="of:=IF(ISNA([.O19]);[.J19];[.J19]+[.O19])" office:value-type="float" office:value="94" calcext:value-type="float">
            <text:p>94</text:p>
          </table:table-cell>
          <table:table-cell table:style-name="ce30" table:formula="of:=ROUND(([.C19]/[.Q19])*60)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9]=&quot;E&quot;;[.P19]-[.S19];[.P19]+[.S19])" office:value-type="float" office:value="324" calcext:value-type="float">
            <text:p>324</text:p>
          </table:table-cell>
          <table:table-cell table:style-name="ce30" office:value-type="float" office:value="5.4" calcext:value-type="float">
            <text:p>5.4</text:p>
          </table:table-cell>
          <table:table-cell table:style-name="ce30" table:formula="of:=ROUND(([.R19]/60)*[.V19];1)" office:value-type="float" office:value="0.5" calcext:value-type="float">
            <text:p>0.5</text:p>
          </table:table-cell>
          <table:table-cell/>
          <table:table-cell table:formula="of:=ROUND([.L19]*SIN(RADIANS([.M19])))" office:value-type="string" office:string-value="" calcext:value-type="error">
            <text:p>#N/A</text:p>
          </table:table-cell>
          <table:table-cell table:formula="of:=ROUND([.L19]*COS(RADIANS([.M19])))" office:value-type="string" office:string-value="" calcext:value-type="error">
            <text:p>#N/A</text:p>
          </table:table-cell>
          <table:table-cell table:formula="of:=IF(ISBLANK([.K19]);NA();ISRIGHTCROSSWIND([.D19];[.K19]))" office:value-type="string" office:string-value="" calcext:value-type="error">
            <text:p>#N/A</text:p>
          </table:table-cell>
          <table:table-cell table:formula="of:=IF(ISBLANK([.K19]);NA();ISTAILWIND([.D19];[.K1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RUMEN</text:p>
          </table:table-cell>
          <table:table-cell table:style-name="ce30" office:value-type="string" calcext:value-type="string">
            <text:p>TOC</text:p>
          </table:table-cell>
          <table:table-cell table:style-name="ce30" office:value-type="float" office:value="3.5" calcext:value-type="float">
            <text:p>3.5</text:p>
          </table:table-cell>
          <table:table-cell table:style-name="ce30" table:formula="of:=[.D6]+180" office:value-type="float" office:value="307" calcext:value-type="float">
            <text:p>307</text:p>
          </table:table-cell>
          <table:table-cell table:style-name="ce30"/>
          <table:table-cell table:style-name="ce38" office:value-type="float" office:value="5000" calcext:value-type="float">
            <text:p>500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formula="of:=ROUND([.F20]+((1-POWER(([.$B$26]/1013.25);0.190284))*145366.45))" office:value-type="float" office:value="4789" calcext:value-type="float">
            <text:p>4789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5" calcext:value-type="float">
            <text:p>5</text:p>
          </table:table-cell>
          <table:table-cell table:style-name="ce40" table:formula="of:=IF(ISBLANK([.K20]);NA();FINDCOURSEANGLE([.K20];[.D20]))" office:value-type="float" office:value="7" calcext:value-type="float">
            <text:p>7</text:p>
          </table:table-cell>
          <table:table-cell table:style-name="ce30" table:formula="of:=ROUND(DEGREES(ASIN([.Y20]/[.J20])))*[.AA20]" office:value-type="float" office:value="-1" calcext:value-type="float">
            <text:p>-1</text:p>
          </table:table-cell>
          <table:table-cell table:style-name="ce30" table:formula="of:=[.Z20]*[.AB20]" office:value-type="float" office:value="-5" calcext:value-type="float">
            <text:p>-5</text:p>
          </table:table-cell>
          <table:table-cell table:style-name="ce30" table:formula="of:=IF(ISNA([.N20]);[.D20];[.D20]+[.N20])" office:value-type="float" office:value="306" calcext:value-type="float">
            <text:p>306</text:p>
          </table:table-cell>
          <table:table-cell table:style-name="ce30" table:formula="of:=IF(ISNA([.O20]);[.J20];[.J20]+[.O20])" office:value-type="float" office:value="93" calcext:value-type="float">
            <text:p>93</text:p>
          </table:table-cell>
          <table:table-cell table:style-name="ce30" table:formula="of:=ROUND(([.C20]/[.Q20])*60)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20]=&quot;E&quot;;[.P20]-[.S20];[.P20]+[.S20])" office:value-type="float" office:value="301" calcext:value-type="float">
            <text:p>301</text:p>
          </table:table-cell>
          <table:table-cell table:style-name="ce30"/>
          <table:table-cell table:style-name="ce30" office:value-type="float" office:value="0.55" calcext:value-type="float">
            <text:p>0.55</text:p>
          </table:table-cell>
          <table:table-cell/>
          <table:table-cell table:formula="of:=ROUND([.L20]*SIN(RADIANS([.M20])))" office:value-type="float" office:value="1" calcext:value-type="float">
            <text:p>1</text:p>
          </table:table-cell>
          <table:table-cell table:formula="of:=ROUND([.L20]*COS(RADIANS([.M20])))" office:value-type="float" office:value="5" calcext:value-type="float">
            <text:p>5</text:p>
          </table:table-cell>
          <table:table-cell table:formula="of:=IF(ISBLANK([.K20]);NA();ISRIGHTCROSSWIND([.D20];[.K20]))" office:value-type="float" office:value="-1" calcext:value-type="float">
            <text:p>-1</text:p>
          </table:table-cell>
          <table:table-cell table:formula="of:=IF(ISBLANK([.K20]);NA();ISTAILWIND([.D20];[.K20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TOC</text:p>
          </table:table-cell>
          <table:table-cell table:style-name="ce30" office:value-type="string" calcext:value-type="string">
            <text:p>ULPAD</text:p>
          </table:table-cell>
          <table:table-cell table:style-name="ce30" office:value-type="float" office:value="25.5" calcext:value-type="float">
            <text:p>25.5</text:p>
          </table:table-cell>
          <table:table-cell table:style-name="ce30" table:formula="of:=[.D5]+180" office:value-type="float" office:value="307" calcext:value-type="float">
            <text:p>307</text:p>
          </table:table-cell>
          <table:table-cell table:style-name="ce30"/>
          <table:table-cell table:style-name="ce38" office:value-type="float" office:value="5000" calcext:value-type="float">
            <text:p>5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formula="of:=ROUND([.F21]+((1-POWER(([.$B$26]/1013.25);0.190284))*145366.45))" office:value-type="float" office:value="4789" calcext:value-type="float">
            <text:p>4789</text:p>
          </table:table-cell>
          <table:table-cell table:style-name="ce30" office:value-type="float" office:value="82" calcext:value-type="float">
            <text:p>82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5" calcext:value-type="float">
            <text:p>5</text:p>
          </table:table-cell>
          <table:table-cell table:style-name="ce40" table:formula="of:=IF(ISBLANK([.K21]);NA();FINDCOURSEANGLE([.K21];[.D21]))" office:value-type="float" office:value="7" calcext:value-type="float">
            <text:p>7</text:p>
          </table:table-cell>
          <table:table-cell table:style-name="ce30" table:formula="of:=ROUND(DEGREES(ASIN([.Y21]/[.J21])))*[.AA21]" office:value-type="float" office:value="-1" calcext:value-type="float">
            <text:p>-1</text:p>
          </table:table-cell>
          <table:table-cell table:style-name="ce30" table:formula="of:=[.Z21]*[.AB21]" office:value-type="float" office:value="-5" calcext:value-type="float">
            <text:p>-5</text:p>
          </table:table-cell>
          <table:table-cell table:style-name="ce30" table:formula="of:=IF(ISNA([.N21]);[.D21];[.D21]+[.N21])" office:value-type="float" office:value="306" calcext:value-type="float">
            <text:p>306</text:p>
          </table:table-cell>
          <table:table-cell table:style-name="ce30" table:formula="of:=IF(ISNA([.O21]);[.J21];[.J21]+[.O21])" office:value-type="float" office:value="77" calcext:value-type="float">
            <text:p>77</text:p>
          </table:table-cell>
          <table:table-cell table:style-name="ce30" table:formula="of:=ROUND(([.C21]/[.Q21])*60)" office:value-type="float" office:value="20" calcext:value-type="float">
            <text:p>2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21]=&quot;E&quot;;[.P21]-[.S21];[.P21]+[.S21])" office:value-type="float" office:value="301" calcext:value-type="float">
            <text:p>301</text:p>
          </table:table-cell>
          <table:table-cell table:style-name="ce30" office:value-type="float" office:value="5.6" calcext:value-type="float">
            <text:p>5.6</text:p>
          </table:table-cell>
          <table:table-cell table:style-name="ce30" table:formula="of:=ROUND(([.R21]/60)*[.V21];1)" office:value-type="float" office:value="1.9" calcext:value-type="float">
            <text:p>1.9</text:p>
          </table:table-cell>
          <table:table-cell/>
          <table:table-cell table:formula="of:=ROUND([.L21]*SIN(RADIANS([.M21])))" office:value-type="float" office:value="1" calcext:value-type="float">
            <text:p>1</text:p>
          </table:table-cell>
          <table:table-cell table:formula="of:=ROUND([.L21]*COS(RADIANS([.M21])))" office:value-type="float" office:value="5" calcext:value-type="float">
            <text:p>5</text:p>
          </table:table-cell>
          <table:table-cell table:formula="of:=IF(ISBLANK([.K21]);NA();ISRIGHTCROSSWIND([.D21];[.K21]))" office:value-type="float" office:value="-1" calcext:value-type="float">
            <text:p>-1</text:p>
          </table:table-cell>
          <table:table-cell table:formula="of:=IF(ISBLANK([.K21]);NA();ISTAILWIND([.D21];[.K21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ULPAD</text:p>
          </table:table-cell>
          <table:table-cell table:style-name="ce30" office:value-type="string" calcext:value-type="string">
            <text:p>SOPED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87" calcext:value-type="float">
            <text:p>287</text:p>
          </table:table-cell>
          <table:table-cell table:style-name="ce30"/>
          <table:table-cell table:style-name="ce38" office:value-type="float" office:value="3500" calcext:value-type="float">
            <text:p>35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18" calcext:value-type="float">
            <text:p>18</text:p>
          </table:table-cell>
          <table:table-cell table:style-name="ce30" table:formula="of:=ROUND([.F22]+((1-POWER(([.$B$26]/1013.25);0.190284))*145366.45))" office:value-type="float" office:value="3289" calcext:value-type="float">
            <text:p>3289</text:p>
          </table:table-cell>
          <table:table-cell table:style-name="ce30" office:value-type="float" office:value="80" calcext:value-type="float">
            <text:p>80</text:p>
          </table:table-cell>
          <table:table-cell table:style-name="ce30" table:number-columns-repeated="2"/>
          <table:table-cell table:style-name="ce40" table:formula="of:=IF(ISBLANK([.K22]);NA();FINDCOURSEANGLE([.K22];[.D22]))" office:value-type="string" office:string-value="" calcext:value-type="error">
            <text:p>#N/A</text:p>
          </table:table-cell>
          <table:table-cell table:style-name="ce30" table:formula="of:=ROUND(DEGREES(ASIN([.Y22]/[.J22])))*[.AA22]" office:value-type="string" office:string-value="" calcext:value-type="error">
            <text:p>#N/A</text:p>
          </table:table-cell>
          <table:table-cell table:style-name="ce30" table:formula="of:=[.Z22]*[.AB22]" office:value-type="string" office:string-value="" calcext:value-type="error">
            <text:p>#N/A</text:p>
          </table:table-cell>
          <table:table-cell table:style-name="ce30" table:formula="of:=IF(ISNA([.N22]);[.D22];[.D22]+[.N22])" office:value-type="float" office:value="287" calcext:value-type="float">
            <text:p>287</text:p>
          </table:table-cell>
          <table:table-cell table:style-name="ce30" table:formula="of:=IF(ISNA([.O22]);[.J22];[.J22]+[.O22])" office:value-type="float" office:value="80" calcext:value-type="float">
            <text:p>80</text:p>
          </table:table-cell>
          <table:table-cell table:style-name="ce30" table:formula="of:=ROUND(([.C22]/[.Q22])*60)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22]=&quot;E&quot;;[.P22]-[.S22];[.P22]+[.S22])" office:value-type="float" office:value="282" calcext:value-type="float">
            <text:p>282</text:p>
          </table:table-cell>
          <table:table-cell table:style-name="ce30" office:value-type="float" office:value="5.3" calcext:value-type="float">
            <text:p>5.3</text:p>
          </table:table-cell>
          <table:table-cell table:style-name="ce30" table:formula="of:=ROUND(([.R22]/60)*[.V22];1)" office:value-type="float" office:value="0.2" calcext:value-type="float">
            <text:p>0.2</text:p>
          </table:table-cell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30" office:value-type="string" calcext:value-type="string">
            <text:p>SOPED</text:p>
          </table:table-cell>
          <table:table-cell table:style-name="ce30" office:value-type="string" calcext:value-type="string">
            <text:p>LBLS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87" calcext:value-type="float">
            <text:p>287</text:p>
          </table:table-cell>
          <table:table-cell table:style-name="ce30"/>
          <table:table-cell table:style-name="ce38" office:value-type="float" office:value="3000" calcext:value-type="float">
            <text:p>300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19" calcext:value-type="float">
            <text:p>19</text:p>
          </table:table-cell>
          <table:table-cell table:style-name="ce30" table:formula="of:=ROUND([.F23]+((1-POWER(([.$B$26]/1013.25);0.190284))*145366.45))" office:value-type="float" office:value="2789" calcext:value-type="float">
            <text:p>2789</text:p>
          </table:table-cell>
          <table:table-cell table:style-name="ce30" office:value-type="float" office:value="80" calcext:value-type="float">
            <text:p>80</text:p>
          </table:table-cell>
          <table:table-cell table:style-name="ce30" table:number-columns-repeated="2"/>
          <table:table-cell table:style-name="ce40" table:formula="of:=IF(ISBLANK([.K23]);NA();FINDCOURSEANGLE([.K23];[.D23]))" office:value-type="string" office:string-value="" calcext:value-type="error">
            <text:p>#N/A</text:p>
          </table:table-cell>
          <table:table-cell table:style-name="ce30" table:formula="of:=ROUND(DEGREES(ASIN([.Y23]/[.J23])))*[.AA23]" office:value-type="string" office:string-value="" calcext:value-type="error">
            <text:p>#N/A</text:p>
          </table:table-cell>
          <table:table-cell table:style-name="ce30" table:formula="of:=[.Z23]*[.AB23]" office:value-type="string" office:string-value="" calcext:value-type="error">
            <text:p>#N/A</text:p>
          </table:table-cell>
          <table:table-cell table:style-name="ce30" table:formula="of:=IF(ISNA([.N23]);[.D23];[.D23]+[.N23])" office:value-type="float" office:value="287" calcext:value-type="float">
            <text:p>287</text:p>
          </table:table-cell>
          <table:table-cell table:style-name="ce30" table:formula="of:=IF(ISNA([.O23]);[.J23];[.J23]+[.O23])" office:value-type="float" office:value="80" calcext:value-type="float">
            <text:p>80</text:p>
          </table:table-cell>
          <table:table-cell table:style-name="ce30" table:formula="of:=ROUND(([.C23]/[.Q23])*60)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23]=&quot;E&quot;;[.P23]-[.S23];[.P23]+[.S23])" office:value-type="float" office:value="282" calcext:value-type="float">
            <text:p>282</text:p>
          </table:table-cell>
          <table:table-cell table:style-name="ce30"/>
          <table:table-cell table:style-name="ce30" office:value-type="float" office:value="0.5" calcext:value-type="float">
            <text:p>0.5</text:p>
          </table:table-cell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TOTAL DIST</text:p>
          </table:table-cell>
          <table:table-cell table:style-name="ce30" table:formula="of:=SUM([.C3:.C14])" office:value-type="float" office:value="71.1" calcext:value-type="float">
            <text:p>71.1</text:p>
          </table:table-cell>
          <table:table-cell table:number-columns-repeated="14"/>
          <table:table-cell table:formula="of:=SUM([.R3:.R23])" office:value-type="float" office:value="92" calcext:value-type="float">
            <text:p>92</text:p>
          </table:table-cell>
          <table:table-cell table:number-columns-repeated="3"/>
          <table:table-cell office:value-type="string" calcext:value-type="string">
            <text:p>TRIP</text:p>
          </table:table-cell>
          <table:table-cell table:formula="of:=SUM([.W3:.W23])" office:value-type="float" office:value="10.35" calcext:value-type="float">
            <text:p>10.3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QNH:</text:p>
          </table:table-cell>
          <table:table-cell office:value-type="float" office:value="1021" calcext:value-type="float">
            <text:p>1021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24]*0.05;1)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24:.W28])" office:value-type="float" office:value="20.95" calcext:value-type="float">
            <text:p>20.95</text:p>
          </table:table-cell>
          <table:table-cell table:number-columns-repeated="99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W&amp;B" table:style-name="ta1">
        <table:table-column table:style-name="co23" table:default-cell-style-name="ce40"/>
        <table:table-column table:style-name="co21" table:number-columns-repeated="5" table:default-cell-style-name="ce40"/>
        <table:table-row table:style-name="ro2">
          <table:table-cell table:style-name="ce12" office:value-type="string" calcext:value-type="string">
            <text:p>LZ-AIA</text:p>
          </table:table-cell>
          <table:table-cell table:style-name="Default" table:number-columns-repeated="5"/>
        </table:table-row>
        <table:table-row table:style-name="ro1">
          <table:table-cell table:style-name="ce20" office:value-type="string" calcext:value-type="string" table:number-columns-spanned="1" table:number-rows-spanned="2">
            <text:p>ITEM</text:p>
          </table:table-cell>
          <table:table-cell table:style-name="ce20" office:value-type="string" calcext:value-type="string" table:number-columns-spanned="2" table:number-rows-spanned="1">
            <text:p>WEIGHT (LB)</text:p>
          </table:table-cell>
          <table:covered-table-cell/>
          <table:table-cell table:style-name="ce20" office:value-type="string" calcext:value-type="string" table:number-columns-spanned="2" table:number-rows-spanned="1">
            <text:p>ARM (IN)</text:p>
          </table:table-cell>
          <table:covered-table-cell/>
          <table:table-cell table:style-name="ce20" office:value-type="string" calcext:value-type="string" table:number-columns-spanned="1" table:number-rows-spanned="2">
            <text:p>MOMENT</text:p>
          </table:table-cell>
        </table:table-row>
        <table:table-row table:style-name="ro1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office:value-type="float" office:value="1496.05" calcext:value-type="float">
            <text:p>1496.05</text:p>
          </table:table-cell>
          <table:table-cell/>
          <table:table-cell office:value-type="float" office:value="38.25" calcext:value-type="float">
            <text:p>38.25</text:p>
          </table:table-cell>
          <table:table-cell/>
          <table:table-cell table:formula="of:=ROUND([.B4]*[.D4];2)" office:value-type="float" office:value="57223.91" calcext:value-type="float">
            <text:p>57223.91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5]*[.D5];2)"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7]*[.D7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:.B10])" office:value-type="float" office:value="1896.05" calcext:value-type="float">
            <text:p>1896.05</text:p>
          </table:table-cell>
          <table:table-cell/>
          <table:table-cell table:formula="of:=ROUND([.F11]/[.B11];2)" office:value-type="float" office:value="39.88" calcext:value-type="float">
            <text:p>39.88</text:p>
          </table:table-cell>
          <table:table-cell office:value-type="float" office:value="47.3" calcext:value-type="float">
            <text:p>47.3</text:p>
          </table:table-cell>
          <table:table-cell table:formula="of:=SUM([.F4:.F10])" office:value-type="float" office:value="75623.91" calcext:value-type="float">
            <text:p>75623.91</text:p>
          </table:table-cell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W29]*6" office:value-type="float" office:value="125.7" calcext:value-type="float">
            <text:p>125.7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2]*[.D12]" office:value-type="float" office:value="6033.6" calcext:value-type="float">
            <text:p>6033.6</text:p>
          </table:table-cell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1]+[.B12]" office:value-type="float" office:value="2021.75" calcext:value-type="float">
            <text:p>2021.75</text:p>
          </table:table-cell>
          <table:table-cell office:value-type="float" office:value="2307" calcext:value-type="float">
            <text:p>2307</text:p>
          </table:table-cell>
          <table:table-cell table:formula="of:=ROUND([.F13]/[.B13];2)" office:value-type="float" office:value="40.39" calcext:value-type="float">
            <text:p>40.39</text:p>
          </table:table-cell>
          <table:table-cell office:value-type="float" office:value="47.3" calcext:value-type="float">
            <text:p>47.3</text:p>
          </table:table-cell>
          <table:table-cell table:formula="of:=[.F11]+[.F12]" office:value-type="float" office:value="81657.51" calcext:value-type="float">
            <text:p>81657.51</text:p>
          </table:table-cell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4]*[.D14]" office:value-type="float" office:value="316.8" calcext:value-type="float">
            <text:p>316.8</text:p>
          </table:table-cell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3]-[.B14]" office:value-type="float" office:value="2015.15" calcext:value-type="float">
            <text:p>2015.15</text:p>
          </table:table-cell>
          <table:table-cell office:value-type="float" office:value="2300" calcext:value-type="float">
            <text:p>2300</text:p>
          </table:table-cell>
          <table:table-cell table:formula="of:=ROUND([.F15]/[.B15];2)" office:value-type="float" office:value="40.36" calcext:value-type="float">
            <text:p>40.36</text:p>
          </table:table-cell>
          <table:table-cell office:value-type="float" office:value="47.3" calcext:value-type="float">
            <text:p>47.3</text:p>
          </table:table-cell>
          <table:table-cell table:formula="of:=[.F13]-[.F14]" office:value-type="float" office:value="81340.71" calcext:value-type="float">
            <text:p>81340.71</text:p>
          </table:table-cell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W24]*6" office:value-type="float" office:value="62.1" calcext:value-type="float">
            <text:p>62.1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6]*[.B16];2)" office:value-type="float" office:value="2980.8" calcext:value-type="float">
            <text:p>2980.8</text:p>
          </table:table-cell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5]-[.B16]" office:value-type="float" office:value="1953.05" calcext:value-type="float">
            <text:p>1953.05</text:p>
          </table:table-cell>
          <table:table-cell office:value-type="float" office:value="2300" calcext:value-type="float">
            <text:p>2300</text:p>
          </table:table-cell>
          <table:table-cell table:formula="of:=ROUND([.F17]/[.B17];2)" office:value-type="float" office:value="40.12" calcext:value-type="float">
            <text:p>40.12</text:p>
          </table:table-cell>
          <table:table-cell office:value-type="float" office:value="47.3" calcext:value-type="float">
            <text:p>47.3</text:p>
          </table:table-cell>
          <table:table-cell table:formula="of:=[.F15]-[.F16]" office:value-type="float" office:value="78359.91" calcext:value-type="float">
            <text:p>78359.91</text:p>
          </table:table-cell>
        </table:table-row>
      </table:table>
      <table:table table:name="C172 CLIMB" table:style-name="ta1">
        <table:table-column table:style-name="co24" table:default-cell-style-name="ce32"/>
        <table:table-column table:style-name="co25" table:default-cell-style-name="ce32"/>
        <table:table-column table:style-name="co21" table:default-cell-style-name="ce32"/>
        <table:table-column table:style-name="co26" table:default-cell-style-name="ce32"/>
        <table:table-column table:style-name="co27" table:default-cell-style-name="ce32"/>
        <table:table-column table:style-name="co21" table:number-columns-repeated="1019" table:default-cell-style-name="ce32"/>
        <table:table-row table:style-name="ro1">
          <table:table-cell table:style-name="ce15" office:value-type="string" calcext:value-type="string" table:number-columns-spanned="1" table:number-rows-spanned="2">
            <text:p>WEIGHT (LB)</text:p>
          </table:table-cell>
          <table:table-cell table:style-name="ce15" office:value-type="string" calcext:value-type="string" table:number-columns-spanned="1" table:number-rows-spanned="2">
            <text:p>PRESSURE ALTITUDE (FT)</text:p>
          </table:table-cell>
          <table:table-cell table:style-name="ce15" office:value-type="string" calcext:value-type="string" table:number-columns-spanned="1" table:number-rows-spanned="2">
            <text:p>TEMP</text:p>
          </table:table-cell>
          <table:table-cell table:style-name="ce15" office:value-type="string" calcext:value-type="string" table:number-columns-spanned="1" table:number-rows-spanned="2">
            <text:p>CLIMB SPEED (KIAS)</text:p>
          </table:table-cell>
          <table:table-cell table:style-name="ce15" office:value-type="string" calcext:value-type="string" table:number-columns-spanned="1" table:number-rows-spanned="2">
            <text:p>CLIMB RATE (FPM)</text:p>
          </table:table-cell>
          <table:table-cell table:style-name="ce15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9"/>
          <table:table-cell table:number-columns-repeated="1016"/>
        </table:table-row>
        <table:table-row table:style-name="ro3">
          <table:covered-table-cell table:number-columns-repeated="5" table:style-name="ce29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44" office:value-type="float" office:value="72" calcext:value-type="float">
            <text:p>72</text:p>
          </table:table-cell>
          <table:table-cell table:style-name="ce38" table:formula="of:=AVERAGE([.E4];[.E6])" office:value-type="float" office:value="700" calcext:value-type="float">
            <text:p>700</text:p>
          </table:table-cell>
          <table:table-cell table:style-name="ce45" table:formula="of:=AVERAGE([.F4];[.F6])" office:value-type="float" office:value="2" calcext:value-type="float">
            <text:p>2</text:p>
          </table:table-cell>
          <table:table-cell table:style-name="ce46" table:formula="of:=AVERAGE([.G4];[.G6])" office:value-type="float" office:value="0.45" calcext:value-type="float">
            <text:p>0.45</text:p>
          </table:table-cell>
          <table:table-cell table:style-name="ce36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44" office:value-type="float" office:value="72" calcext:value-type="float">
            <text:p>72</text:p>
          </table:table-cell>
          <table:table-cell table:style-name="ce38" table:formula="of:=AVERAGE([.E6];[.E8])" office:value-type="float" office:value="652.5" calcext:value-type="float">
            <text:p>652.5</text:p>
          </table:table-cell>
          <table:table-cell table:style-name="ce45" table:formula="of:=AVERAGE([.F6];[.F8])" office:value-type="float" office:value="3.5" calcext:value-type="float">
            <text:p>3.5</text:p>
          </table:table-cell>
          <table:table-cell table:style-name="ce46" table:formula="of:=AVERAGE([.G6];[.G8])" office:value-type="float" office:value="0.75" calcext:value-type="float">
            <text:p>0.75</text:p>
          </table:table-cell>
          <table:table-cell table:style-name="ce36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44" office:value-type="float" office:value="71" calcext:value-type="float">
            <text:p>71</text:p>
          </table:table-cell>
          <table:table-cell table:style-name="ce38" table:formula="of:=AVERAGE([.E8];[.E10])" office:value-type="float" office:value="605" calcext:value-type="float">
            <text:p>605</text:p>
          </table:table-cell>
          <table:table-cell table:style-name="ce45" table:formula="of:=AVERAGE([.F8];[.F10])" office:value-type="float" office:value="5" calcext:value-type="float">
            <text:p>5</text:p>
          </table:table-cell>
          <table:table-cell table:style-name="ce46" table:formula="of:=AVERAGE([.G8];[.G10])" office:value-type="float" office:value="1.05" calcext:value-type="float">
            <text:p>1.05</text:p>
          </table:table-cell>
          <table:table-cell table:style-name="ce36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44" office:value-type="float" office:value="71" calcext:value-type="float">
            <text:p>71</text:p>
          </table:table-cell>
          <table:table-cell table:style-name="ce38" table:formula="of:=AVERAGE([.E10];[.E12])" office:value-type="float" office:value="557.5" calcext:value-type="float">
            <text:p>557.5</text:p>
          </table:table-cell>
          <table:table-cell table:style-name="ce45" table:formula="of:=AVERAGE([.F10];[.F12])" office:value-type="float" office:value="7" calcext:value-type="float">
            <text:p>7</text:p>
          </table:table-cell>
          <table:table-cell table:style-name="ce46" table:formula="of:=AVERAGE([.G10];[.G12])" office:value-type="float" office:value="1.4" calcext:value-type="float">
            <text:p>1.4</text:p>
          </table:table-cell>
          <table:table-cell table:style-name="ce36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44" office:value-type="float" office:value="70" calcext:value-type="float">
            <text:p>70</text:p>
          </table:table-cell>
          <table:table-cell table:style-name="ce38" table:formula="of:=AVERAGE([.E12];[.E14])" office:value-type="float" office:value="510" calcext:value-type="float">
            <text:p>510</text:p>
          </table:table-cell>
          <table:table-cell table:style-name="ce45" table:formula="of:=AVERAGE([.F12];[.F14])" office:value-type="float" office:value="9" calcext:value-type="float">
            <text:p>9</text:p>
          </table:table-cell>
          <table:table-cell table:style-name="ce46" table:formula="of:=AVERAGE([.G12];[.G14])" office:value-type="float" office:value="1.75" calcext:value-type="float">
            <text:p>1.75</text:p>
          </table:table-cell>
          <table:table-cell table:style-name="ce36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44" office:value-type="float" office:value="69" calcext:value-type="float">
            <text:p>69</text:p>
          </table:table-cell>
          <table:table-cell table:style-name="ce38" table:formula="of:=AVERAGE([.E14];[.E16])" office:value-type="float" office:value="462.5" calcext:value-type="float">
            <text:p>462.5</text:p>
          </table:table-cell>
          <table:table-cell table:style-name="ce45" table:formula="of:=AVERAGE([.F14];[.F16])" office:value-type="float" office:value="11" calcext:value-type="float">
            <text:p>11</text:p>
          </table:table-cell>
          <table:table-cell table:style-name="ce46" table:formula="of:=AVERAGE([.G14];[.G16])" office:value-type="float" office:value="2.1" calcext:value-type="float">
            <text:p>2.1</text:p>
          </table:table-cell>
          <table:table-cell table:style-name="ce36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44" office:value-type="float" office:value="69" calcext:value-type="float">
            <text:p>69</text:p>
          </table:table-cell>
          <table:table-cell table:style-name="ce38" table:formula="of:=AVERAGE([.E16];[.E18])" office:value-type="float" office:value="415" calcext:value-type="float">
            <text:p>415</text:p>
          </table:table-cell>
          <table:table-cell table:style-name="ce45" table:formula="of:=AVERAGE([.F16];[.F18])" office:value-type="float" office:value="13.5" calcext:value-type="float">
            <text:p>13.5</text:p>
          </table:table-cell>
          <table:table-cell table:style-name="ce46" table:formula="of:=AVERAGE([.G16];[.G18])" office:value-type="float" office:value="2.5" calcext:value-type="float">
            <text:p>2.5</text:p>
          </table:table-cell>
          <table:table-cell table:style-name="ce36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44" office:value-type="float" office:value="68" calcext:value-type="float">
            <text:p>68</text:p>
          </table:table-cell>
          <table:table-cell table:style-name="ce38" table:formula="of:=AVERAGE([.E18];[.E20])" office:value-type="float" office:value="367.5" calcext:value-type="float">
            <text:p>367.5</text:p>
          </table:table-cell>
          <table:table-cell table:style-name="ce45" table:formula="of:=AVERAGE([.F18];[.F20])" office:value-type="float" office:value="16" calcext:value-type="float">
            <text:p>16</text:p>
          </table:table-cell>
          <table:table-cell table:style-name="ce46" table:formula="of:=AVERAGE([.G18];[.G20])" office:value-type="float" office:value="2.95" calcext:value-type="float">
            <text:p>2.95</text:p>
          </table:table-cell>
          <table:table-cell table:style-name="ce36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44" office:value-type="float" office:value="68" calcext:value-type="float">
            <text:p>68</text:p>
          </table:table-cell>
          <table:table-cell table:style-name="ce38" table:formula="of:=AVERAGE([.E20];[.E22])" office:value-type="float" office:value="320" calcext:value-type="float">
            <text:p>320</text:p>
          </table:table-cell>
          <table:table-cell table:style-name="ce45" table:formula="of:=AVERAGE([.F20];[.F22])" office:value-type="float" office:value="19" calcext:value-type="float">
            <text:p>19</text:p>
          </table:table-cell>
          <table:table-cell table:style-name="ce46" table:formula="of:=AVERAGE([.G20];[.G22])" office:value-type="float" office:value="3.45" calcext:value-type="float">
            <text:p>3.45</text:p>
          </table:table-cell>
          <table:table-cell table:style-name="ce36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8" table:default-cell-style-name="ce40"/>
        <table:table-column table:style-name="co21" table:default-cell-style-name="ce40"/>
        <table:table-column table:style-name="co2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40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47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1" table:default-cell-style-name="Default"/>
        <table:table-column table:style-name="co21" table:default-cell-style-name="Default"/>
        <table:table-column table:style-name="co32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3000" calcext:value-type="float">
            <text:p>3000</text:p>
          </table:table-cell>
          <table:table-cell table:formula="of:=ROUND(1013.25*EXP((-9.80665*([.B2]*0.3048)*0.02896)/((273.15+[.B3])*8.3145)))"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86" calcext:value-type="float">
            <text:p>1.086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7" calcext:value-type="float">
            <text:p>0.887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80" calcext:value-type="float">
            <text:p>80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25"/>
          <table:table-cell table:number-columns-repeated="2"/>
        </table:table-row>
      </table:table>
      <table:table table:name="Print" table:style-name="ta1">
        <table:table-column table:style-name="co33" table:default-cell-style-name="ce40"/>
        <table:table-column table:style-name="co21" table:number-columns-repeated="2" table:default-cell-style-name="ce30"/>
        <table:table-column table:style-name="co10" table:default-cell-style-name="ce30"/>
        <table:table-column table:style-name="co34" table:default-cell-style-name="ce30"/>
        <table:table-column table:style-name="co35" table:default-cell-style-name="ce38"/>
        <table:table-column table:style-name="co36" table:default-cell-style-name="ce30"/>
        <table:table-column table:style-name="co34" table:default-cell-style-name="ce30"/>
        <table:table-column table:style-name="co37" table:default-cell-style-name="ce30"/>
        <table:table-column table:style-name="co20" table:default-cell-style-name="ce30"/>
        <table:table-column table:style-name="co38" table:default-cell-style-name="ce30"/>
        <table:table-column table:style-name="co39" table:default-cell-style-name="ce40"/>
        <table:table-column table:style-name="co40" table:default-cell-style-name="ce40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39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1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39"/>
          <table:table-cell table:style-name="ce31"/>
          <table:covered-table-cell table:style-name="ce3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07" calcext:value-type="float">
            <text:p>107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80" calcext:value-type="float">
            <text:p>80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07" calcext:value-type="float">
            <text:p>107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75" calcext:value-type="float">
            <text:p>75</text:p>
          </table:table-cell>
          <table:table-cell table:formula="of:=[$FPL.Q4]" office:value-type="float" office:value="80" calcext:value-type="float">
            <text:p>80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TOC" calcext:value-type="string">
            <text:p>TOC</text:p>
          </table:table-cell>
          <table:table-cell table:formula="of:=[$FPL.C5]" office:value-type="float" office:value="3.5" calcext:value-type="float">
            <text:p>3.5</text:p>
          </table:table-cell>
          <table:table-cell table:formula="of:=[$FPL.E5]" office:value-type="float" office:value="4800" calcext:value-type="float">
            <text:p>4800</text:p>
          </table:table-cell>
          <table:table-cell table:formula="of:=[$FPL.F5]" office:value-type="float" office:value="5000" calcext:value-type="float">
            <text:p>5000</text:p>
          </table:table-cell>
          <table:table-cell table:formula="of:=[$FPL.P5]" office:value-type="float" office:value="128" calcext:value-type="float">
            <text:p>128</text:p>
          </table:table-cell>
          <table:table-cell table:formula="of:=[$FPL.U5]" office:value-type="float" office:value="123" calcext:value-type="float">
            <text:p>123</text:p>
          </table:table-cell>
          <table:table-cell table:formula="of:=[$FPL.G5]" office:value-type="float" office:value="75" calcext:value-type="float">
            <text:p>75</text:p>
          </table:table-cell>
          <table:table-cell table:formula="of:=[$FPL.Q5]" office:value-type="float" office:value="90" calcext:value-type="float">
            <text:p>90</text:p>
          </table:table-cell>
          <table:table-cell table:formula="of:=[$FPL.R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TOC" calcext:value-type="string">
            <text:p>TOC</text:p>
          </table:table-cell>
          <table:table-cell table:formula="of:=[$FPL.B6]" office:value-type="string" office:string-value="RUMEN" calcext:value-type="string">
            <text:p>RUMEN</text:p>
          </table:table-cell>
          <table:table-cell table:formula="of:=[$FPL.C6]" office:value-type="float" office:value="25.5" calcext:value-type="float">
            <text:p>25.5</text:p>
          </table:table-cell>
          <table:table-cell table:formula="of:=[$FPL.E6]" office:value-type="float" office:value="4800" calcext:value-type="float">
            <text:p>4800</text:p>
          </table:table-cell>
          <table:table-cell table:formula="of:=[$FPL.F6]" office:value-type="float" office:value="5000" calcext:value-type="float">
            <text:p>5000</text:p>
          </table:table-cell>
          <table:table-cell table:formula="of:=[$FPL.P6]" office:value-type="float" office:value="128" calcext:value-type="float">
            <text:p>128</text:p>
          </table:table-cell>
          <table:table-cell table:formula="of:=[$FPL.U6]" office:value-type="float" office:value="123" calcext:value-type="float">
            <text:p>123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106" calcext:value-type="float">
            <text:p>106</text:p>
          </table:table-cell>
          <table:table-cell table:formula="of:=[$FPL.R6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RUMEN" calcext:value-type="string">
            <text:p>RUMEN</text:p>
          </table:table-cell>
          <table:table-cell table:formula="of:=[$FPL.B7]" office:value-type="string" office:string-value="REPKA" calcext:value-type="string">
            <text:p>REPKA</text:p>
          </table:table-cell>
          <table:table-cell table:formula="of:=[$FPL.C7]" office:value-type="float" office:value="8.4" calcext:value-type="float">
            <text:p>8.4</text:p>
          </table:table-cell>
          <table:table-cell table:formula="of:=[$FPL.E7]" office:value-type="float" office:value="4800" calcext:value-type="float">
            <text:p>4800</text:p>
          </table:table-cell>
          <table:table-cell table:formula="of:=[$FPL.F7]" office:value-type="float" office:value="2300" calcext:value-type="float">
            <text:p>2300</text:p>
          </table:table-cell>
          <table:table-cell table:formula="of:=[$FPL.P7]" office:value-type="float" office:value="149" calcext:value-type="float">
            <text:p>149</text:p>
          </table:table-cell>
          <table:table-cell table:formula="of:=[$FPL.U7]" office:value-type="float" office:value="144" calcext:value-type="float">
            <text:p>144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4" calcext:value-type="float">
            <text:p>94</text:p>
          </table:table-cell>
          <table:table-cell table:formula="of:=[$FPL.R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REPKA" calcext:value-type="string">
            <text:p>REPKA</text:p>
          </table:table-cell>
          <table:table-cell table:formula="of:=[$FPL.B8]" office:value-type="string" office:string-value="RUPOR" calcext:value-type="string">
            <text:p>RUPOR</text:p>
          </table:table-cell>
          <table:table-cell table:formula="of:=[$FPL.C8]" office:value-type="float" office:value="4.3" calcext:value-type="float">
            <text:p>4.3</text:p>
          </table:table-cell>
          <table:table-cell table:formula="of:=[$FPL.E8]" office:value-type="float" office:value="0" calcext:value-type="float">
            <text:p>0</text:p>
          </table:table-cell>
          <table:table-cell table:formula="of:=[$FPL.F8]" office:value-type="float" office:value="2300" calcext:value-type="float">
            <text:p>2300</text:p>
          </table:table-cell>
          <table:table-cell table:formula="of:=[$FPL.P8]" office:value-type="float" office:value="136" calcext:value-type="float">
            <text:p>136</text:p>
          </table:table-cell>
          <table:table-cell table:formula="of:=[$FPL.U8]" office:value-type="float" office:value="131" calcext:value-type="float">
            <text:p>131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4" calcext:value-type="float">
            <text:p>94</text:p>
          </table:table-cell>
          <table:table-cell table:formula="of:=[$FPL.R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string" office:string-value="RUPOR" calcext:value-type="string">
            <text:p>RUPOR</text:p>
          </table:table-cell>
          <table:table-cell table:formula="of:=[$FPL.B9]" office:value-type="string" office:string-value="BAKAL" calcext:value-type="string">
            <text:p>BAKAL</text:p>
          </table:table-cell>
          <table:table-cell table:formula="of:=[$FPL.C9]" office:value-type="float" office:value="2.6" calcext:value-type="float">
            <text:p>2.6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2300" calcext:value-type="float">
            <text:p>2300</text:p>
          </table:table-cell>
          <table:table-cell table:formula="of:=[$FPL.P9]" office:value-type="float" office:value="136" calcext:value-type="float">
            <text:p>136</text:p>
          </table:table-cell>
          <table:table-cell table:formula="of:=[$FPL.U9]" office:value-type="float" office:value="131" calcext:value-type="float">
            <text:p>131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4" calcext:value-type="float">
            <text:p>94</text:p>
          </table:table-cell>
          <table:table-cell table:formula="of:=[$FPL.R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string" office:string-value="BAKAL" calcext:value-type="string">
            <text:p>BAKAL</text:p>
          </table:table-cell>
          <table:table-cell table:formula="of:=[$FPL.B10]" office:value-type="string" office:string-value="MARTY" calcext:value-type="string">
            <text:p>MARTY</text:p>
          </table:table-cell>
          <table:table-cell table:formula="of:=[$FPL.C10]" office:value-type="float" office:value="8.4" calcext:value-type="float">
            <text:p>8.4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2300" calcext:value-type="float">
            <text:p>2300</text:p>
          </table:table-cell>
          <table:table-cell table:formula="of:=[$FPL.P10]" office:value-type="float" office:value="106" calcext:value-type="float">
            <text:p>106</text:p>
          </table:table-cell>
          <table:table-cell table:formula="of:=[$FPL.U10]" office:value-type="float" office:value="101" calcext:value-type="float">
            <text:p>101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94" calcext:value-type="float">
            <text:p>94</text:p>
          </table:table-cell>
          <table:table-cell table:formula="of:=[$FPL.R1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string" office:string-value="MARTY" calcext:value-type="string">
            <text:p>MARTY</text:p>
          </table:table-cell>
          <table:table-cell table:formula="of:=[$FPL.B11]" office:value-type="string" office:string-value="BATEK" calcext:value-type="string">
            <text:p>BATEK</text:p>
          </table:table-cell>
          <table:table-cell table:formula="of:=[$FPL.C11]" office:value-type="float" office:value="5.4" calcext:value-type="float">
            <text:p>5.4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2300" calcext:value-type="float">
            <text:p>2300</text:p>
          </table:table-cell>
          <table:table-cell table:formula="of:=[$FPL.P11]" office:value-type="float" office:value="107" calcext:value-type="float">
            <text:p>107</text:p>
          </table:table-cell>
          <table:table-cell table:formula="of:=[$FPL.U11]" office:value-type="float" office:value="102" calcext:value-type="float">
            <text:p>102</text:p>
          </table:table-cell>
          <table:table-cell table:formula="of:=[$FPL.G11]" office:value-type="float" office:value="90" calcext:value-type="float">
            <text:p>90</text:p>
          </table:table-cell>
          <table:table-cell table:formula="of:=[$FPL.Q11]" office:value-type="float" office:value="94" calcext:value-type="float">
            <text:p>94</text:p>
          </table:table-cell>
          <table:table-cell table:formula="of:=[$FPL.R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string" office:string-value="BATEK" calcext:value-type="string">
            <text:p>BATEK</text:p>
          </table:table-cell>
          <table:table-cell table:formula="of:=[$FPL.B12]" office:value-type="string" office:string-value="LBPD" calcext:value-type="string">
            <text:p>LBPD</text:p>
          </table:table-cell>
          <table:table-cell table:formula="of:=[$FPL.C12]" office:value-type="float" office:value="3" calcext:value-type="float">
            <text:p>3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2300" calcext:value-type="float">
            <text:p>2300</text:p>
          </table:table-cell>
          <table:table-cell table:formula="of:=[$FPL.P12]" office:value-type="float" office:value="47" calcext:value-type="float">
            <text:p>47</text:p>
          </table:table-cell>
          <table:table-cell table:formula="of:=[$FPL.U12]" office:value-type="float" office:value="42" calcext:value-type="float">
            <text:p>42</text:p>
          </table:table-cell>
          <table:table-cell table:formula="of:=[$FPL.G12]" office:value-type="float" office:value="75" calcext:value-type="float">
            <text:p>75</text:p>
          </table:table-cell>
          <table:table-cell table:formula="of:=[$FPL.Q12]" office:value-type="float" office:value="78" calcext:value-type="float">
            <text:p>78</text:p>
          </table:table-cell>
          <table:table-cell table:formula="of:=[$FPL.R1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4]" office:value-type="string" office:string-value="LBPD" calcext:value-type="string">
            <text:p>LBPD</text:p>
          </table:table-cell>
          <table:table-cell table:formula="of:=[$FPL.B14]" office:value-type="string" office:string-value="BATEK" calcext:value-type="string">
            <text:p>BATEK</text:p>
          </table:table-cell>
          <table:table-cell table:formula="of:=[$FPL.C14]" office:value-type="float" office:value="3" calcext:value-type="float">
            <text:p>3</text:p>
          </table:table-cell>
          <table:table-cell table:formula="of:=[$FPL.E14]" office:value-type="float" office:value="0" calcext:value-type="float">
            <text:p>0</text:p>
          </table:table-cell>
          <table:table-cell table:formula="of:=[$FPL.F14]" office:value-type="float" office:value="2300" calcext:value-type="float">
            <text:p>2300</text:p>
          </table:table-cell>
          <table:table-cell table:formula="of:=[$FPL.P14]" office:value-type="float" office:value="227" calcext:value-type="float">
            <text:p>227</text:p>
          </table:table-cell>
          <table:table-cell table:formula="of:=[$FPL.U14]" office:value-type="float" office:value="222" calcext:value-type="float">
            <text:p>222</text:p>
          </table:table-cell>
          <table:table-cell table:formula="of:=[$FPL.G14]" office:value-type="float" office:value="75" calcext:value-type="float">
            <text:p>75</text:p>
          </table:table-cell>
          <table:table-cell table:formula="of:=[$FPL.Q14]" office:value-type="float" office:value="78" calcext:value-type="float">
            <text:p>78</text:p>
          </table:table-cell>
          <table:table-cell table:formula="of:=[$FPL.R1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5]" office:value-type="string" office:string-value="BATEK" calcext:value-type="string">
            <text:p>BATEK</text:p>
          </table:table-cell>
          <table:table-cell table:formula="of:=[$FPL.B15]" office:value-type="string" office:string-value="MARTY" calcext:value-type="string">
            <text:p>MARTY</text:p>
          </table:table-cell>
          <table:table-cell table:formula="of:=[$FPL.C15]" office:value-type="float" office:value="5.4" calcext:value-type="float">
            <text:p>5.4</text:p>
          </table:table-cell>
          <table:table-cell table:formula="of:=[$FPL.E15]" office:value-type="float" office:value="0" calcext:value-type="float">
            <text:p>0</text:p>
          </table:table-cell>
          <table:table-cell table:formula="of:=[$FPL.F15]" office:value-type="float" office:value="2300" calcext:value-type="float">
            <text:p>2300</text:p>
          </table:table-cell>
          <table:table-cell table:formula="of:=[$FPL.P15]" office:value-type="float" office:value="287" calcext:value-type="float">
            <text:p>287</text:p>
          </table:table-cell>
          <table:table-cell table:formula="of:=[$FPL.U15]" office:value-type="float" office:value="282" calcext:value-type="float">
            <text:p>282</text:p>
          </table:table-cell>
          <table:table-cell table:formula="of:=[$FPL.G15]" office:value-type="float" office:value="90" calcext:value-type="float">
            <text:p>90</text:p>
          </table:table-cell>
          <table:table-cell table:formula="of:=[$FPL.Q15]" office:value-type="float" office:value="94" calcext:value-type="float">
            <text:p>94</text:p>
          </table:table-cell>
          <table:table-cell table:formula="of:=[$FPL.R1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16]" office:value-type="string" office:string-value="MARTY" calcext:value-type="string">
            <text:p>MARTY</text:p>
          </table:table-cell>
          <table:table-cell table:formula="of:=[$FPL.B16]" office:value-type="string" office:string-value="BAKAL" calcext:value-type="string">
            <text:p>BAKAL</text:p>
          </table:table-cell>
          <table:table-cell table:formula="of:=[$FPL.C16]" office:value-type="float" office:value="8.4" calcext:value-type="float">
            <text:p>8.4</text:p>
          </table:table-cell>
          <table:table-cell table:formula="of:=[$FPL.E16]" office:value-type="float" office:value="0" calcext:value-type="float">
            <text:p>0</text:p>
          </table:table-cell>
          <table:table-cell table:formula="of:=[$FPL.F16]" office:value-type="float" office:value="2300" calcext:value-type="float">
            <text:p>2300</text:p>
          </table:table-cell>
          <table:table-cell table:formula="of:=[$FPL.P16]" office:value-type="float" office:value="286" calcext:value-type="float">
            <text:p>286</text:p>
          </table:table-cell>
          <table:table-cell table:formula="of:=[$FPL.U16]" office:value-type="float" office:value="281" calcext:value-type="float">
            <text:p>281</text:p>
          </table:table-cell>
          <table:table-cell table:formula="of:=[$FPL.G16]" office:value-type="float" office:value="90" calcext:value-type="float">
            <text:p>90</text:p>
          </table:table-cell>
          <table:table-cell table:formula="of:=[$FPL.Q16]" office:value-type="float" office:value="94" calcext:value-type="float">
            <text:p>94</text:p>
          </table:table-cell>
          <table:table-cell table:formula="of:=[$FPL.R1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17]" office:value-type="string" office:string-value="BAKAL" calcext:value-type="string">
            <text:p>BAKAL</text:p>
          </table:table-cell>
          <table:table-cell table:formula="of:=[$FPL.B17]" office:value-type="string" office:string-value="RUPOR" calcext:value-type="string">
            <text:p>RUPOR</text:p>
          </table:table-cell>
          <table:table-cell table:formula="of:=[$FPL.C17]" office:value-type="float" office:value="2.6" calcext:value-type="float">
            <text:p>2.6</text:p>
          </table:table-cell>
          <table:table-cell table:formula="of:=[$FPL.E17]" office:value-type="float" office:value="0" calcext:value-type="float">
            <text:p>0</text:p>
          </table:table-cell>
          <table:table-cell table:formula="of:=[$FPL.F17]" office:value-type="float" office:value="2300" calcext:value-type="float">
            <text:p>2300</text:p>
          </table:table-cell>
          <table:table-cell table:formula="of:=[$FPL.P17]" office:value-type="float" office:value="316" calcext:value-type="float">
            <text:p>316</text:p>
          </table:table-cell>
          <table:table-cell table:formula="of:=[$FPL.U17]" office:value-type="float" office:value="311" calcext:value-type="float">
            <text:p>311</text:p>
          </table:table-cell>
          <table:table-cell table:formula="of:=[$FPL.G17]" office:value-type="float" office:value="90" calcext:value-type="float">
            <text:p>90</text:p>
          </table:table-cell>
          <table:table-cell table:formula="of:=[$FPL.Q17]" office:value-type="float" office:value="94" calcext:value-type="float">
            <text:p>94</text:p>
          </table:table-cell>
          <table:table-cell table:formula="of:=[$FPL.R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18]" office:value-type="string" office:string-value="RUPOR" calcext:value-type="string">
            <text:p>RUPOR</text:p>
          </table:table-cell>
          <table:table-cell table:formula="of:=[$FPL.B18]" office:value-type="string" office:string-value="REPKA" calcext:value-type="string">
            <text:p>REPKA</text:p>
          </table:table-cell>
          <table:table-cell table:formula="of:=[$FPL.C18]" office:value-type="float" office:value="4.3" calcext:value-type="float">
            <text:p>4.3</text:p>
          </table:table-cell>
          <table:table-cell table:formula="of:=[$FPL.E18]" office:value-type="float" office:value="0" calcext:value-type="float">
            <text:p>0</text:p>
          </table:table-cell>
          <table:table-cell table:formula="of:=[$FPL.F18]" office:value-type="float" office:value="2300" calcext:value-type="float">
            <text:p>2300</text:p>
          </table:table-cell>
          <table:table-cell table:formula="of:=[$FPL.P18]" office:value-type="float" office:value="316" calcext:value-type="float">
            <text:p>316</text:p>
          </table:table-cell>
          <table:table-cell table:formula="of:=[$FPL.U18]" office:value-type="float" office:value="311" calcext:value-type="float">
            <text:p>311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94" calcext:value-type="float">
            <text:p>94</text:p>
          </table:table-cell>
          <table:table-cell table:formula="of:=[$FPL.R1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19]" office:value-type="string" office:string-value="REPKA" calcext:value-type="string">
            <text:p>REPKA</text:p>
          </table:table-cell>
          <table:table-cell table:formula="of:=[$FPL.B19]" office:value-type="string" office:string-value="RUMEN" calcext:value-type="string">
            <text:p>RUMEN</text:p>
          </table:table-cell>
          <table:table-cell table:formula="of:=[$FPL.C19]" office:value-type="float" office:value="8.4" calcext:value-type="float">
            <text:p>8.4</text:p>
          </table:table-cell>
          <table:table-cell table:formula="of:=[$FPL.E19]" office:value-type="float" office:value="0" calcext:value-type="float">
            <text:p>0</text:p>
          </table:table-cell>
          <table:table-cell table:formula="of:=[$FPL.F19]" office:value-type="float" office:value="2300" calcext:value-type="float">
            <text:p>2300</text:p>
          </table:table-cell>
          <table:table-cell table:formula="of:=[$FPL.P19]" office:value-type="float" office:value="329" calcext:value-type="float">
            <text:p>329</text:p>
          </table:table-cell>
          <table:table-cell table:formula="of:=[$FPL.U19]" office:value-type="float" office:value="324" calcext:value-type="float">
            <text:p>324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4" calcext:value-type="float">
            <text:p>94</text:p>
          </table:table-cell>
          <table:table-cell table:formula="of:=[$FPL.R1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0]" office:value-type="string" office:string-value="RUMEN" calcext:value-type="string">
            <text:p>RUMEN</text:p>
          </table:table-cell>
          <table:table-cell table:formula="of:=[$FPL.B20]" office:value-type="string" office:string-value="TOC" calcext:value-type="string">
            <text:p>TOC</text:p>
          </table:table-cell>
          <table:table-cell table:formula="of:=[$FPL.C20]" office:value-type="float" office:value="3.5" calcext:value-type="float">
            <text:p>3.5</text:p>
          </table:table-cell>
          <table:table-cell table:formula="of:=[$FPL.E20]" office:value-type="float" office:value="0" calcext:value-type="float">
            <text:p>0</text:p>
          </table:table-cell>
          <table:table-cell table:formula="of:=[$FPL.F20]" office:value-type="float" office:value="5000" calcext:value-type="float">
            <text:p>5000</text:p>
          </table:table-cell>
          <table:table-cell table:formula="of:=[$FPL.P20]" office:value-type="float" office:value="306" calcext:value-type="float">
            <text:p>306</text:p>
          </table:table-cell>
          <table:table-cell table:formula="of:=[$FPL.U20]" office:value-type="float" office:value="301" calcext:value-type="float">
            <text:p>301</text:p>
          </table:table-cell>
          <table:table-cell table:formula="of:=[$FPL.G20]" office:value-type="float" office:value="75" calcext:value-type="float">
            <text:p>75</text:p>
          </table:table-cell>
          <table:table-cell table:formula="of:=[$FPL.Q20]" office:value-type="float" office:value="93" calcext:value-type="float">
            <text:p>93</text:p>
          </table:table-cell>
          <table:table-cell table:formula="of:=[$FPL.R2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1]" office:value-type="string" office:string-value="TOC" calcext:value-type="string">
            <text:p>TOC</text:p>
          </table:table-cell>
          <table:table-cell table:formula="of:=[$FPL.B21]" office:value-type="string" office:string-value="ULPAD" calcext:value-type="string">
            <text:p>ULPAD</text:p>
          </table:table-cell>
          <table:table-cell table:formula="of:=[$FPL.C21]" office:value-type="float" office:value="25.5" calcext:value-type="float">
            <text:p>25.5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5000" calcext:value-type="float">
            <text:p>5000</text:p>
          </table:table-cell>
          <table:table-cell table:formula="of:=[$FPL.P21]" office:value-type="float" office:value="306" calcext:value-type="float">
            <text:p>306</text:p>
          </table:table-cell>
          <table:table-cell table:formula="of:=[$FPL.U21]" office:value-type="float" office:value="301" calcext:value-type="float">
            <text:p>301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77" calcext:value-type="float">
            <text:p>77</text:p>
          </table:table-cell>
          <table:table-cell table:formula="of:=[$FPL.R2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2]" office:value-type="string" office:string-value="ULPAD" calcext:value-type="string">
            <text:p>ULPAD</text:p>
          </table:table-cell>
          <table:table-cell table:formula="of:=[$FPL.B22]" office:value-type="string" office:string-value="SOPED" calcext:value-type="string">
            <text:p>SOPED</text:p>
          </table:table-cell>
          <table:table-cell table:formula="of:=[$FPL.C22]" office:value-type="float" office:value="3" calcext:value-type="float">
            <text:p>3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3500" calcext:value-type="float">
            <text:p>3500</text:p>
          </table:table-cell>
          <table:table-cell table:formula="of:=[$FPL.P22]" office:value-type="float" office:value="287" calcext:value-type="float">
            <text:p>287</text:p>
          </table:table-cell>
          <table:table-cell table:formula="of:=[$FPL.U22]" office:value-type="float" office:value="282" calcext:value-type="float">
            <text:p>282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80" calcext:value-type="float">
            <text:p>80</text:p>
          </table:table-cell>
          <table:table-cell table:formula="of:=[$FPL.R2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3]" office:value-type="string" office:string-value="SOPED" calcext:value-type="string">
            <text:p>SOPED</text:p>
          </table:table-cell>
          <table:table-cell table:formula="of:=[$FPL.B23]" office:value-type="string" office:string-value="LBLS" calcext:value-type="string">
            <text:p>LBLS</text:p>
          </table:table-cell>
          <table:table-cell table:formula="of:=[$FPL.C23]" office:value-type="float" office:value="4" calcext:value-type="float">
            <text:p>4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3000" calcext:value-type="float">
            <text:p>3000</text:p>
          </table:table-cell>
          <table:table-cell table:formula="of:=[$FPL.P23]" office:value-type="float" office:value="287" calcext:value-type="float">
            <text:p>287</text:p>
          </table:table-cell>
          <table:table-cell table:formula="of:=[$FPL.U23]" office:value-type="float" office:value="282" calcext:value-type="float">
            <text:p>282</text:p>
          </table:table-cell>
          <table:table-cell table:formula="of:=[$FPL.G23]" office:value-type="float" office:value="75" calcext:value-type="float">
            <text:p>75</text:p>
          </table:table-cell>
          <table:table-cell table:formula="of:=[$FPL.Q23]" office:value-type="float" office:value="80" calcext:value-type="float">
            <text:p>80</text:p>
          </table:table-cell>
          <table:table-cell table:formula="of:=[$FPL.R2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9" table:formula="of:=SUM([.D3:.D14])" office:value-type="float" office:value="71.1" calcext:value-type="float">
            <text:p>71.1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32" table:formula="of:=SUM([.K3:.K23])" office:value-type="float" office:value="92" calcext:value-type="float">
            <text:p>92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style:scale-to="7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0:48:11.719471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1-01T13:23:08.931632900</dc:date>
    <meta:editing-duration>PT7H28M43S</meta:editing-duration>
    <meta:editing-cycles>57</meta:editing-cycles>
    <meta:generator>LibreOffice/6.0.7.3$Linux_X86_64 LibreOffice_project/00m0$Build-3</meta:generator>
    <meta:document-statistic meta:table-count="6" meta:cell-count="103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AngleCheck(StartAngle as Integer, EndAngle as Integer, CheckAngle as Integer)
	If(StartAngle &gt; EndAngle) Then
		AngleCheck = ((CheckAngle &gt;= StartAngle) And (CheckAngle &lt;= 360)) Or ((CheckAngle &gt;= 0) And (CheckAngle &lt;= EndAngle))
	Else
		AngleCheck = (CheckAngle &gt;= StartAngle) And (CheckAngle &lt;= EndAngle)
	End if
	
End Function

Function FindCourseAngle(StartAngle as Integer, EndAngle as Integer)
	Dim Result as Integer
	
	Result = Abs(StartAngle - EndAngle)
	If (Result &gt; 180) Then
		Result = 360 - Result
	End If
	
	If (Result &gt; 90) Then
		Result = 180 - Result
	End If
	
	FindCourseAngle = Result
End Function

Function IsTailWind(CourseAngle as Integer, WindAngle as Integer)
	Dim Result as Integer
	
	Result = Abs(CourseAngle - WindAngle)
	If (Result &gt; 180) Then
		Result = 360 - Result
	End If
	
	IsTailWind = IIf(Result &gt;= 90,1,-1)
End Function

Function IsRightCrossWind(CourseAngle as Integer, WindAngle as Integer)
	Dim OppositeAngle as Integer
	
	OppositeAngle = (CourseAngle + 180) Mod 360
	IsRightCrossWind = IIf(AngleCheck(CourseAngle, OppositeAngle, WindAngle),1,-1)
End Function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